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3333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file://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file:///..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33401 bp</text:p>
      <text:p text:style-name="Preformatted_20_Text">Sequence 2: Masked <text:s text:c="4"/>33401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85</text:p>
      <text:p text:style-name="Preformatted_20_Text">Guide tree file created: <text:s text:c="2"/><text:a xlink:type="simple" xlink:href="https://www.genome.jp/tools-bin/pushfile?220404200540ildYE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634619</text:p>
      <text:p text:style-name="Preformatted_20_Text">Alignment Score 185937</text:p>
      <text:p text:style-name="Preformatted_20_Text"/>
      <text:p text:style-name="Preformatted_20_Text">CLUSTAL-Alignment file created <text:s/><text:a xlink:type="simple" xlink:href="https://www.genome.jp/tools-bin/pushfile?220404200540ildYE+clustalw.aln" text:style-name="Internet_20_link" text:visited-style-name="Visited_20_Internet_20_Link">[clustalw.aln]</text:a></text:p>
      <text:p text:style-name="P2"/>
      <text:p text:style-name="Horizontal_20_Line"><text:bookmark text:name="clustalw.aln"/></text:p>
      <text:p text:style-name="Preformatted_20_Text"><text:a xlink:type="simple" xlink:href="https://www.genome.jp/tools-bin/pushfile?220404200540ildYE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CTAGTTGTAACACTTTGTCAATGGGGATAGCTGATATCTGAATGGTTGTGTTTTTGTTTT</text:p>
      <text:p text:style-name="Preformatted_20_Text">Masked <text:s text:c="9"/>CTAGTTGTAACACTTTGTCAATGGGGATAGCTGATATCTGAATGGTTGTGTTTTT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TTTTTTTCCTGTTAATACTAAGTATAAACTTGAAATAGTATAAATCAAATGCCTAA</text:p>
      <text:p text:style-name="Preformatted_20_Text">Masked <text:s text:c="9"/>TGGTTTTTTTTCCTGTTAATACTAAGTATAAACTTGAAATAGTATAAATCAAATGC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TTGCTGAACTGGAGATCTAAGAAAATCAACTTGAAGACAGCCTTAGTACTCAATTC</text:p>
      <text:p text:style-name="Preformatted_20_Text">Masked <text:s text:c="9"/>GCAGTTGCTGAACTGGAGATCTAAGAAAATCAACTTGAAGACAGCCTTAGTACTCA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GGTCATGCAATTATATAAACCTTTCTTGCACTTTCTGTAATGCAAAGAAGCTATGA</text:p>
      <text:p text:style-name="Preformatted_20_Text">Masked <text:s text:c="9"/>AGCAGGTCATGCAATTATATAAACCTTTCTTGCACTTTCTGTAATGCAAAGAAGCT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AAATATTTGTCTCAAACTGGAAATGTAGAAACTTCTGGATATTACACTGCTATATA</text:p>
      <text:p text:style-name="Preformatted_20_Text">Masked <text:s text:c="9"/>ATTTAAATATTTGTCTCAAACTGGAAATGTAGAAACTTCTGGATATTACACTGCTATAT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ACTGTAGTATCTCAAGTGATGTTACCTAATGACATTAAAAACAAGCAACTCTCATAGC</text:p>
      <text:p text:style-name="Preformatted_20_Text">Masked <text:s text:c="9"/>AAACTGTAGTATCTCAAGTGATGTTACCTAATGACATTAAAAACAAGCAACTCTCA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AAACATCTGTGTGGCTGCTGGTTTTATCCTTATAACTCAACCTTTTTGTATAATTG</text:p>
      <text:p text:style-name="Preformatted_20_Text">Masked <text:s text:c="9"/>AAAGAAACATCTGTGTGGCTGCTGGTTTTATCCTTATAACTCAACCTTTTTGTATA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TATGGTGTTTGGTGCTGGCTAAGAATTGTTTGTTTCACAAGTTCCTGACATAGCTG</text:p>
      <text:p text:style-name="Preformatted_20_Text">Masked <text:s text:c="9"/>ATTCTATGGTGTTTGGTGCTGGCTAAGAATTGTTTGTTTCACAAGTTCCTGACATA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ACAGCATTCTCTTAAGTCTTTCTGTAGCATCTTGTGTCTCAGGCCTGTTCAGTATG</text:p>
      <text:p text:style-name="Preformatted_20_Text">Masked <text:s text:c="9"/>TTTGACAGCATTCTCTTAAGTCTTTCTGTAGCATCTTGTGTCTCAGGCCTGTTCAG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GCTCCTCAGTAAGTTCTCAGCTGACTTAAGCGTTTCCTACTACTAATGTGGACAGC</text:p>
      <text:p text:style-name="Preformatted_20_Text">Masked <text:s text:c="9"/>AGTGGCTCCTCAGTAAGTTCTCAGCTGACTTAAGCGTTTCCTACTACTAATGTGGA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AAGAATAAATAAATAGGAAATTTTCTGTCTTAGGTAGCTGTCAGCCATAATTTTTT</text:p>
      <text:p text:style-name="Preformatted_20_Text">Masked <text:s text:c="9"/>CAACAAGAATAAATAAATAGGAAATTTTCTGTCTTAGGTAGCTGTCAGCCATAAT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AATAATTTAGAGTAAGTTCTTGCTTACTTAAATCAGTTGTTATTGGTATTGATTAG</text:p>
      <text:p text:style-name="Preformatted_20_Text">Masked <text:s text:c="9"/>GCTGAATAATTTAGAGTAAGTTCTTGCTTACTTAAATCAGTTGTTATTGGTATTGA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TTGAAAAATGCCTATTTGGAAGGCAGTTCATTTCCATATTGAAGTATAGGCCTTCA</text:p>
      <text:p text:style-name="Preformatted_20_Text">Masked <text:s text:c="9"/>TAGCTTGAAAAATGCCTATTTGGAAGGCAGTTCATTTCCATATTGAAGTATAGGCC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TCACTTTTGACTGCAAGGAAATGTGATTTAGTATGTGGAGATACTGTCTAATCTA</text:p>
      <text:p text:style-name="Preformatted_20_Text">Masked <text:s text:c="9"/>AAGAATCACTTTTGACTGCAAGGAAATGTGATTTAGTATGTGGAGATACTGTCTAA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TTAAAAAATTCTACTCTTTAGTGCTTAAGTGAAGGGCTACTCTTTTAAATACACTA</text:p>
      <text:p text:style-name="Preformatted_20_Text">Masked <text:s text:c="9"/>AAACTTAAAAAATTCTACTCTTTAGTGCTTAAGTGAAGGGCTACTCTTTTAAATAC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TTTGAAATCAGCAAATAACCATTTAGGAGCTTTTCAAGCTAAAATTAATAGCCCTA</text:p>
      <text:p text:style-name="Preformatted_20_Text">Masked <text:s text:c="9"/>TACATTTGAAATCAGCAAATAACCATTTAGGAGCTTTTCAAGCTAAAATTAATAGC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GCTGGGGCTTGACAAAAGCTCACAAAATCAATAAGTTATAAAAAACTTGGGTTGTA</text:p>
      <text:p text:style-name="Preformatted_20_Text">Masked <text:s text:c="9"/>TGATGCTGGGGCTTGACAAAAGCTCACAAAATCAATAAGTTATAAAAAACTTGGG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ACCTGTTGTGGGTAGGGTTGCCATCCACTAGATCAGGCTGCCCAGGGCCTTATCCA</text:p>
      <text:p text:style-name="Preformatted_20_Text">Masked <text:s text:c="9"/>AGGGACCTGTTGTGGGTAGGGTTGCCATCCANNNNNNNNNNNNNNNNNNNNNNNNNNNNN</text:p>
      <text:p text:style-name="Preformatted_20_Text"><text:s text:c="16"/>******************************* <text:s text:c="28"/></text:p>
      <text:p text:style-name="Preformatted_20_Text"/>
      <text:p text:style-name="Preformatted_20_Text">Unmasked <text:s text:c="7"/>GTCTGGCCCTGAACACCTCCAGGGATGGGGCATCCATTGCTCTCTGGACAGCCTGTA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CCTCACCACTCTCTGTATAAAGAATTTCCACCTAACATACATCTCACTTATTTT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TTTAAAGCCATTCTCCCTTTTACTATCACTGTCAGACCATGTAAAAAGTTGTTTTTT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TATGTTTATAACCTCTCTTTAAATACTGGAAGGCTGCAAAGAGGTTTCCCTAGAG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CTTCTCCAGACTGAACAAGACCAGCTCCCTCTGCATTTATTCATAGGAGAAATG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GGCCCTCTGAGGATCCGTAAGACCTCCTCTGAACCTCCTCTGAAAAGTCCACATGTTGT</text:p>
      <text:p text:style-name="Preformatted_20_Text">Masked <text:s text:c="9"/>NNNNNNNNNNNNNNNNNNNNNNNNNNNNNNNNNNNNNNNNNNNNAAAGTCCACATGTTGT</text:p>
      <text:p text:style-name="Preformatted_20_Text"><text:s text:c="60"/>****************</text:p>
      <text:p text:style-name="Preformatted_20_Text"/>
      <text:p text:style-name="Preformatted_20_Text">Unmasked <text:s text:c="7"/>TGATCAGTGTTAGAAGGACCACTTAGAGACTGGTTGGAGATGCTTGCTGGTTGGTTAATT</text:p>
      <text:p text:style-name="Preformatted_20_Text">Masked <text:s text:c="9"/>TGATCAGTGTTAGAAGGACCACTTAGAGACTGGTTGGAGATGCTTGCTGGTTGGT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TTAAATGGCCATTTATTCTGACTTACCTTCTGTCTTAAAGAACAATCATTTATGTT</text:p>
      <text:p text:style-name="Preformatted_20_Text">Masked <text:s text:c="9"/>GAGCTTAAATGGCCATTTATTCTGACTTACCTTCTGTCTTAAAGAACAATCATTTA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ATATATAGCATTAGCTGAAGCTAATGAAGAAACTACAACATTACAAGCATCCGTGTC</text:p>
      <text:p text:style-name="Preformatted_20_Text">Masked <text:s text:c="9"/>GGTATATATAGCATTAGCTGAAGCTAATGAAGAAACTACAACATTACAAGCATCCG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ATTCTTGCTCAACAAATGAATTTTATGCCAAGGATCAATTTACTGTAGGCTCTAGT</text:p>
      <text:p text:style-name="Preformatted_20_Text">Masked <text:s text:c="9"/>TCATATTCTTGCTCAACAAATGAATTTTATGCCAAGGATCAATTTACTGTAGGCTC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GGTCAACAGGCTTCTGGGGTAAGGGCAATAGGTAGGGTAGTGAGACTGTGTGATAT</text:p>
      <text:p text:style-name="Preformatted_20_Text">Masked <text:s text:c="9"/>TTAGGGTCAACAGGCTTCTGGGGTAAGGGCAATAGGTAGGGTAGTGAGACTGTGTG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AGGCACTGCAGCAGCTGCTGGAAGTGTTTACTACTAGTATATGTGTTTACAATAGT</text:p>
      <text:p text:style-name="Preformatted_20_Text">Masked <text:s text:c="9"/>AGATAGGCACTGCAGCAGCTGCTGGAAGTGTTTACTACTAGTATATGTGTTTACAA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GACAGTGGAAGGTCTGAGGCATCAGAGCCAGGCAGGGTAAGCTGAGAGTAAAAAGG</text:p>
      <text:p text:style-name="Preformatted_20_Text">Masked <text:s text:c="9"/>TAGTGACAGTGGAAGGTCTGAGGCATCAGAGCCAGGCAGGGTAAGCTGAGAGTAAA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TCAAAAAACCCTGCGATTACTGAGCCACTGAAAATTGAATGGTTAGAAACATACAC</text:p>
      <text:p text:style-name="Preformatted_20_Text">Masked <text:s text:c="9"/>ATTGTCAAAAAACCCTGCGATTACTGAGCCACTGAAAATTGAATGGTTAGAAACATA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GATTCAGTATCTCAGTAACAGCTTACTTCATATGTAACCTGAACATATAATAAATAG</text:p>
      <text:p text:style-name="Preformatted_20_Text">Masked <text:s text:c="9"/>GTCGATTCAGTATCTCAGTAACAGCTTACTTCATATGTAACCTGAACATATAATAA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TGAAAGTTGAAGAGACTGGTGTATCTTCCTTGCCCAAAATGCAGCTTTCTCAGGTT</text:p>
      <text:p text:style-name="Preformatted_20_Text">Masked <text:s text:c="9"/>TACTTGAAAGTTGAAGAGACTGGTGTATCTTCCTTGCCCAAAATGCAGCTTTCTCAG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GAATCAGGTTACATTTGCTTTGTCTCCTCCTGTGTTTATACAAGGAAAGGGCGTCA</text:p>
      <text:p text:style-name="Preformatted_20_Text">Masked <text:s text:c="9"/>TTTGGAATCAGGTTACATTTGCTTTGTCTCCTCCTGTGTTTATACAAGGAAAGGGCGTC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TAGAGTAGAGGGCAATGCACTGCATGCAACAGAAGCCCCATCACACTGTGGAAAATGCA</text:p>
      <text:p text:style-name="Preformatted_20_Text">Masked <text:s text:c="9"/>TTAGAGTAGAGGGCAATGCACTGCATGCAACAGAAGCCCCATCACACTGTGGAAAA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AAGTGGTTGCAGGAGGTCCCGCTGTAGTACAGAGGCAGCAGCATTAACCTGGAAGT</text:p>
      <text:p text:style-name="Preformatted_20_Text">Masked <text:s text:c="9"/>CATCAAGTGGTTGCAGGAGGTCCCGCTGTAGTACAGAGGCAGCAGCATTAACCTGG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AGAGGGAGAGCTGCTTTGGAGTGGATGGATACTCAGCATGAAAGGCCAAAACTGAA</text:p>
      <text:p text:style-name="Preformatted_20_Text">Masked <text:s text:c="9"/>GTGCAGAGGGAGAGCTGCTTTGGAGTGGATGGATACTCAGCATGAAAGGCCAAAAC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ATTACAAAGAGTAATCCAGGCAAGTTAGACTTCAGTATCTCATCACTCTTCTGCTG</text:p>
      <text:p text:style-name="Preformatted_20_Text">Masked <text:s text:c="9"/>GTAAATTACAAAGAGTAATCCAGGCAAGTTAGACTTCAGTATCTCATCACTCTTCT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GCATTGCTACCTGTGAAGATACAGTCACCCAAAATTATTGGCCTTGATTTTTAAAA</text:p>
      <text:p text:style-name="Preformatted_20_Text">Masked <text:s text:c="9"/>TGCAGCATTGCTACCTGTGAAGATACAGTCACCCAAAATTATTGGCCTTGATTTT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CAAGTCATCCTACAGTGCTTTGGTATGTACAATCTAAGTGTCAAGAGACACATTTT</text:p>
      <text:p text:style-name="Preformatted_20_Text">Masked <text:s text:c="9"/>TGGACAAGTCATCCTACAGTGCTTTGGTATGTACAATCTAAGTGTCAAGAGACAC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TAACATGATAGCTTTTCACTTACTGAGACCCAGGATTTCATAGTGTTTGAAGTTGG</text:p>
      <text:p text:style-name="Preformatted_20_Text">Masked <text:s text:c="9"/>TCTATAACATGATAGCTTTTCACTTACTGAGACCCAGGATTTCATAGTGTTTGAAG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CTAAAATGAAGAGTCACACTGGAAATTATAGGTCTTCATCTGAAACCAAACTGGCAA</text:p>
      <text:p text:style-name="Preformatted_20_Text">Masked <text:s text:c="9"/>GCACTAAAATGAAGAGTCACACTGGAAATTATAGGTCTTCATCTGAAACCAAACTG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TTACACTCAGCAATGTATAAATACTTAGAGAGCTAAGCACTTGCTTGCTTTTTCCA</text:p>
      <text:p text:style-name="Preformatted_20_Text">Masked <text:s text:c="9"/>AGCATTACACTCAGCAATGTATAAATACTTAGAGAGCTAAGCACTTGCTTGCTTTT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TAAGTTAGCCTACTAGCAAATAATATGCTTATTCATGAGCTTTCTTTTAACTCAGG</text:p>
      <text:p text:style-name="Preformatted_20_Text">Masked <text:s text:c="9"/>ACTATAAGTTAGCCTACTAGCAAATAATATGCTTATTCATGAGCTTTCTTTTAACTC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ATTTAGACATTTGTTTAGGCTTAAAGACAACTCCACAAGCTTAATATGCTCAGAA</text:p>
      <text:p text:style-name="Preformatted_20_Text">Masked <text:s text:c="9"/>AAAACATTTAGACATTTGTTTAGGCTTAAAGACAACTCCACAAGCTTAATATGCTC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GAAAGTCATATTGAAGCATTATGTCGATTTGAGATGTGCTGGTATGCCTTTGCTTC</text:p>
      <text:p text:style-name="Preformatted_20_Text">Masked <text:s text:c="9"/>ATTAGAAAGTCATATTGAAGCATTATGTCGATTTGAGATGTGCTGGTATGCCTTTG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ATGAAGGTCATGGCCACGATCTGAAAAGGGGAACTGCAGGTGTCATCTGTATATAA</text:p>
      <text:p text:style-name="Preformatted_20_Text">Masked <text:s text:c="9"/>AAGTATGAAGGTCATGGCCACGATCTGAAAAGGGGAACTGCAGGTGTCATCTGTAT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TTGATTCTCTTCAATAACATGACCCACCAGAAGAGCAGGAGCATGCACAAATGAAT</text:p>
      <text:p text:style-name="Preformatted_20_Text">Masked <text:s text:c="9"/>TTGTTTGATTCTCTTCAATAACATGACCCACCAGAAGAGCAGGAGCATGCACAAAT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GAGGTTTTTTCTCATGTAATTTTAAGCCAGCAAAGTTAGGCAGTTGTTAATCAAAG</text:p>
      <text:p text:style-name="Preformatted_20_Text"><text:soft-page-break/>Masked <text:s text:c="9"/>CTCTGAGGTTTTTTCTCATGTAATTTTAAGCCAGCAAAGTTAGGCAGTTGTTAATC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CAAGTAATTCTATGAAAGAGGCAGAAAACAGCTAGAAAATGCATCCAAAATATTGAT</text:p>
      <text:p text:style-name="Preformatted_20_Text">Masked <text:s text:c="9"/>TAACAAGTAATTCTATGAAAGAGGCAGAAAACAGCTAGAAAATGCATCCAAAATAT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AATTTAAATACAAACTCAAATGTGATTTTAGTATGCTGCTCAGGGCTATACTGGCA</text:p>
      <text:p text:style-name="Preformatted_20_Text">Masked <text:s text:c="9"/>CTACAATTTAAATACAAACTCAAATGTGATTTTAGTATGCTGCTCAGGGCTATACTGGCA</text:p>
      <text:p text:style-name="Preformatted_20_Text"><text:s text:c="16"/>************************************************************</text:p>
      <text:p text:style-name="Preformatted_20_Text"><office:annotation office:name="__Annotation__6978_95124814"><dc:creator>Unknown Author</dc:creator><dc:date>2022-04-08T11:53:41.559130968</dc:date><text:p text:style-name="P3"><text:span text:style-name="T2">EXON2</text:span></text:p></office:annotation></text:p>
      <text:p text:style-name="Preformatted_20_Text">Unmasked <text:s text:c="7"/>TGTAGGGTTTTTTGACAG<text:span text:style-name="T1">CTCTTCAGAAAAAGCTTTTCTCAGGGGGATGAGAGTACTGAA</text:span></text:p>
      <text:p text:style-name="Preformatted_20_Text">Masked <text:s text:c="9"/>TGTAGGGTTTTTTGACAG<text:span text:style-name="T1">CTCTTCAGAAAAAGCTTTTCTCAGGGGGATGAGAGTACTG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GCTGTATCTCCAATAGAGAGAAAGATGAGCAGCTGGAGCACATCAGTGCTCTGTGACCC</text:span></text:p>
      <text:p text:style-name="Preformatted_20_Text">Masked <text:s text:c="9"/><text:span text:style-name="T1">GGCTGTATCTCCAATAGAGAGAAAGATGAGCAGCTGGAGCACATCAGTGCTCTGTGACC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TGTACCTAGAAAAAGG</text:span>GTAAGCTGTAACTGAATGTCATCATACCAAAGCAACAATCAAA</text:p>
      <text:p text:style-name="Preformatted_20_Text">Masked <text:s text:c="9"/><text:span text:style-name="T1">CTGTACCTAGAAAAAGG</text:span>GTAAGCTGTAACTGAATGTCATCATACCAAAGCAACAATCAAA</text:p>
      <text:p text:style-name="Preformatted_20_Text"><text:s text:c="16"/>************************************************************</text:p>
      <text:p text:style-name="Preformatted_20_Text"><office:annotation-end office:name="__Annotation__6978_95124814"/></text:p>
      <text:p text:style-name="Preformatted_20_Text">Unmasked <text:s text:c="7"/>AAAGCATTATCAGTTTATGGGAAAATATCAAATTGCAGCTCCTAAAATAGCAAGTTCGTG</text:p>
      <text:p text:style-name="Preformatted_20_Text">Masked <text:s text:c="9"/>AAAGCATTATCAGTTTATGGGAAAATATCAAATTGCAGCTCCTAAAATAGCAAGTTC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GATAAAACCCATAATCATTTCAGACCTGAAGCCACAATAATAAGGGAAGACTGTGC</text:p>
      <text:p text:style-name="Preformatted_20_Text">Masked <text:s text:c="9"/>ATTTGATAAAACCCATAATCATTTCAGACCTGAAGCCACAATAATAAGGGAAGACT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ATGTACACAGCTTGTCAAGTACTCACATTGGAAATTTTTGTGCAAAGAAATAGATT</text:p>
      <text:p text:style-name="Preformatted_20_Text">Masked <text:s text:c="9"/>CATGATGTACACAGCTTGTCAAGTACTCACATTGGAAATTTTTGTGCAAAGAAATA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GGCCACGTGGACATTCCTATTAAGAACACTACTTTTTCCCCTTTTAAACATTAAA</text:p>
      <text:p text:style-name="Preformatted_20_Text">Masked <text:s text:c="9"/>TTTATGGCCACGTGGACATTCCTATTAAGAACACTACTTTTTCCCCTTTTAAACA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CAATCTTTTCAACTAGAATAGATTTGTCTTTCCTTAAGGGTCTCTTTTCAGAGTAC</text:p>
      <text:p text:style-name="Preformatted_20_Text">Masked <text:s text:c="9"/>GAAGCAATCTTTTCAACTAGAATAGATTTGTCTTTCCTTAAGGGTCTCTTTTCAGAG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AATGAAAGACTTGAAACCAGATAAAATATTTATGATGTTTCCTCACAGGATTCA</text:p>
      <text:p text:style-name="Preformatted_20_Text">Masked <text:s text:c="9"/>AAAAAAAATGAAAGACTTGAAACCAGATAAAATATTTATGATGTTTCCTCACAGGA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AATTGAAATAACGAGATAAATAGATAATGTAAGCATCTCTACATAGTTGCTATGAT</text:p>
      <text:p text:style-name="Preformatted_20_Text">Masked <text:s text:c="9"/>AAATAATTGAAATAACGAGATAAATAGATAATGTAAGCATCTCTACATAGTTGCTA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ATATATTTTTTTTACAACATGAGCTGTCCCAGCAGACTTTCAACCAATAATTTCAC</text:p>
      <text:p text:style-name="Preformatted_20_Text">Masked <text:s text:c="9"/>ATATATATATTTTTTTTACAACATGAGCTGTCCCAGCAGACTTTCAACCAATAATT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ATGCTTAATTTTGAAAAGTTATACGTTCAGCTGAAAATTCCTTACTGGTAGTTCT</text:p>
      <text:p text:style-name="Preformatted_20_Text">Masked <text:s text:c="9"/>TGAAGATGCTTAATTTTGAAAAGTTATACGTTCAGCTGAAAATTCCTTACTGGTAGTTC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<office:annotation office:name="__Annotation__6979_95124814"><dc:creator>Unknown Author</dc:creator><dc:date>2022-04-08T11:54:03.087040477</dc:date><text:p text:style-name="P3"><text:span text:style-name="T2">EXON3</text:span></text:p></office:annotation>Unmasked <text:s text:c="7"/>CTTTTCTCTCTAAGCATATTAAAACTTGTATTAATATTTCAAA<text:span text:style-name="T1">TTTCATACCAGAAGTAT</text:span></text:p>
      <text:p text:style-name="Preformatted_20_Text">Masked <text:s text:c="9"/>CTTTTCTCTCTAAGCATATTAAAACTTGTATTAATATTTCAAA<text:span text:style-name="T1">TTTCATACCAGAAGTA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AAGGTTTCAGATAGTTTGGCAGAAAAACATGAC</text:span>TGGTAGACAAGAAGCTGGACATGAG</text:p>
      <text:p text:style-name="Preformatted_20_Text">Masked <text:s text:c="9"/><text:span text:style-name="T1">TGAAGGTTTCAGATAGTTTGGCAGAAAAACATGAC</text:span>NNNNNNNNNNNNNNNNNNNNNNNNN</text:p>
      <text:p text:style-name="Preformatted_20_Text"><text:s text:c="16"/>*********************************** <text:s text:c="24"/></text:p>
      <text:p text:style-name="Preformatted_20_Text"/>
      <text:p text:style-name="Preformatted_20_Text">Unmasked <text:s text:c="7"/>CCAGCAGTGTGCGCCCGCCGCCCGAAAGGACCAACTGTGTTCTGGGCTGCATTAACA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GTGGCCAGCAGGGAGAGGGAGGTTATTGTCCCCCTCAACTCTTGTGAGGCCCCAT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TACTGTGTCCAGGCCTGGGGCCCCCAGTACACGAAAGATACAGAGCTTTTGGAAC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CCAGAGGAGGGCCACTAAGATGATCAGAGGTCTGGAGCATCTCTCATATGAGGAA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GAGGAAACTGGGCTTGTCTAGCTTGGAGAACAGCTAGGATACATACTTTAGGATATTA</text:p>
      <text:p text:style-name="Preformatted_20_Text">Masked <text:s text:c="9"/>NNNNNNNNNNNNNNNNNNNNNNNNNNNNNNNNNNNCTAGGATACATACTTTAGGATATTA</text:p>
      <text:p text:style-name="Preformatted_20_Text"><text:s text:c="51"/>*************************</text:p>
      <text:p text:style-name="Preformatted_20_Text"/>
      <text:p text:style-name="Preformatted_20_Text">Unmasked <text:s text:c="7"/>TGTAAAACTGAACAGTGTAATTTAAAATTAGATGTAGAATGTATAAGTTGTGTGCCTCAA</text:p>
      <text:p text:style-name="Preformatted_20_Text">Masked <text:s text:c="9"/>TGTAAAACTGAACAGTGTAATTTAAAATTAGATGTAGAATGTATAAGTTGTGTGCC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ATATGTCTCCTGTTCAGTTTTCATTTTATTATTTTAAAGTGTTTGCTTTGTTTCAT</text:p>
      <text:p text:style-name="Preformatted_20_Text">Masked <text:s text:c="9"/>AGGAATATGTCTCCTGTTCAGTTTTCATTTTATTATTTTAAAGTGTTTGCTTTGTT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TTTTTAATTAGAGCTGTGCCCTTCATGCAAATAGCCTGAGAATAGCAGAGAGTGAT</text:p>
      <text:p text:style-name="Preformatted_20_Text">Masked <text:s text:c="9"/>TCCATTTTTAATTAGAGCTGTGCCCTTCATGCAAATAGCCTGAGAATAGCAGAGAG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GAATAAAAGAGAATTTAGTTCTGTTCTGAAAATAAACGAAGGTAAAACTCCAACTGA</text:p>
      <text:p text:style-name="Preformatted_20_Text">Masked <text:s text:c="9"/>CCAGAATAAAAGAGAATTTAGTTCTGTTCTGAAAATAAACGAAGGTAAAACTCCAA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AGTGGGCATGCAGGAATAGCTTCCATTATCTGGCAAGCCATATGGAATTACTTATT</text:p>
      <text:p text:style-name="Preformatted_20_Text">Masked <text:s text:c="9"/>CCATAGTGGGCATGCAGGAATAGCTTCCATTATCTGGCAAGCCATATGGAATTACT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TTATTAAAGTTGAGATCTTTACATAATATACCTAAAAAAAGACTCTTNNNNNNNNNNN</text:p>
      <text:p text:style-name="Preformatted_20_Text">Masked <text:s text:c="9"/>CGTTATTAAAGTTGAGATCTTTACATAATATACCTAAAAAAAGACTCTT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CCGGCACTTGGCCTTGTTGAACCTCATCCCATTCACCTCAGCCCA</text:p>
      <text:p text:style-name="Preformatted_20_Text">Masked <text:s text:c="9"/>NNNNNNNNNNNNNNNCCGNNNNNNNNNNNNNNNNNNNNNNNNNNNNNNNNNNNNNNNNNN</text:p>
      <text:p text:style-name="Preformatted_20_Text"><text:s text:c="16"/>****************** <text:s text:c="41"/></text:p>
      <text:p text:style-name="Preformatted_20_Text"/>
      <text:p text:style-name="Preformatted_20_Text">Unmasked <text:s text:c="7"/>GCGATCCAGCTTATCTAAGTCCCTCTGAAGGGCCTCCCTACCCTCAGGCAGATCCAC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CCCAGCTTGGTGTCATCTGCAAACTTACTGAGGGTACACTCAATCCCCTCGTCT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TCAATAAAGATATTAAACAAGATGGGCCCCAGTACCGACCCCTGGGGGACACCA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ACAGGTCACCATGACTGTTTGCATGGATTGATACTGATAGGATAAGGGAGAATGGTT</text:p>
      <text:p text:style-name="Preformatted_20_Text">Masked <text:s text:c="9"/>NTAACAGGTCACCATGACTGTTTGCATGGATTGATACTNNNNNNNNNNNNNNNNNNNNNN</text:p>
      <text:p text:style-name="Preformatted_20_Text"><text:s text:c="17"/>************************************* <text:s text:c="21"/></text:p>
      <text:p text:style-name="Preformatted_20_Text"/>
      <text:p text:style-name="Preformatted_20_Text">Unmasked <text:s text:c="7"/>TAAAACTGAGACAGGGGAGGTTTAGGTTAGATGTTAGGAGGGAGTTTTTCACACAGA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AGGCACTGGAACAGGTTGCCCAAGGAGGCTGTGGATGCCCCATGCTTGGAGACA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GCCAGGCTGGATGTGGCTCTGGGCAGCCTGGTCTGGTGGTTGGCGACCCTGCACG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AGGGAGGTTGAAACTCAGTGATCTTTGTGGTCCCTTTCAACCCAGGCCATTCAATGAT</text:p>
      <text:p text:style-name="Preformatted_20_Text">Masked <text:s text:c="9"/>NNNNNNNNNNNNNNNNNNNNNNNNNNNNNNNNNNNNNNNNNNNNNNNNNNNNNNNNNNNN</text:p>
      <text:p text:style-name="Preformatted_20_Text"><text:soft-page-break/><text:s text:c="76"/></text:p>
      <text:p text:style-name="Preformatted_20_Text"/>
      <text:p text:style-name="Preformatted_20_Text">Unmasked <text:s text:c="7"/><text:span text:style-name="T1">ATGCTACGTAGAGCTGTGAAATTGACCATGTCTGTCTCACAAAACCAGAACCAGACTGGC</text:span></text:p>
      <text:p text:style-name="Preformatted_20_Text">Masked <text:s text:c="9"/><text:span text:style-name="T1">ATGCTACGTAGAGCTGTGAAATTGACCATGTCTGTCTCACAAAACCAGAACCAGACTGG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CTGACTTTCAATGTAAATCTG</text:span>TTAGGTTTGTTTTTGTTCCATAGTGACTTGTGTTCTAA</text:p>
      <text:p text:style-name="Preformatted_20_Text">Masked <text:s text:c="9"/><text:span text:style-name="T1">ACTGACTTTCAATGTAAATCTG</text:span>TTAGGTTTGTTTTTGTTCCATAGTGACTTGTGTTCTAA</text:p>
      <text:p text:style-name="Preformatted_20_Text"><text:s text:c="16"/>************************************************************</text:p>
      <text:p text:style-name="Preformatted_20_Text"><office:annotation-end office:name="__Annotation__6979_95124814"/></text:p>
      <text:p text:style-name="Preformatted_20_Text">Unmasked <text:s text:c="7"/>TTCAGCAAAGCATGCTTTACTCAGTTCTATGAAGAAGTTCACCCAGTTTCTATTTAAGTC</text:p>
      <text:p text:style-name="Preformatted_20_Text">Masked <text:s text:c="9"/>TTCAGCAAAGCATGCTTTACTCAGTTCTATGAAGAAGTTCACCCAGTTTCTATTTAA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TGAATATACAAAAAATACATATGTTTTAGTGATTTTCTACTAGGGAATGCTTTCCC</text:p>
      <text:p text:style-name="Preformatted_20_Text">Masked <text:s text:c="9"/>AAACTGAATATACAAAAAATACATATGTTTTAGTGATTTTCTACTAGGGAATGCTTT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CAGAGCTTTAATGCTACAGATTAAAGAAAGTATCCAGTATGTAGATGTGTGGGTTT</text:p>
      <text:p text:style-name="Preformatted_20_Text">Masked <text:s text:c="9"/>TAAGCAGAGCTTTAATGCTACAGATTAAAGAAAGTATCCAGTATGTAGATGTGTGG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GCAAAGTCAAAACCAAAACATGCAAAATGCTTAAGAAAAGGGTATGTTCCTCTGATC</text:p>
      <text:p text:style-name="Preformatted_20_Text">Masked <text:s text:c="9"/>TGGGCAAAGTCAAAACCAAAACATGCAAAATGCTTAAGAAAAGGGTATGTTCCTCTG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ATTATAACTTTGGTCAGATTTAAATTCTTTTCCTGATTTTTTCACTCAGTGTTTTT</text:p>
      <text:p text:style-name="Preformatted_20_Text">Masked <text:s text:c="9"/>TCTCATTATAACTTTGGTCAGATTTAAATTCTTTTCCTGATTTTTTCACTCAGTG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CTATCCATAATAGGAGTGTTTTTTTCTTCTAGCATACATTTCTACCTCGTACACAA</text:p>
      <text:p text:style-name="Preformatted_20_Text">Masked <text:s text:c="9"/>TAAACTATCCATAATAGGAGTGTTTTTTTCTTCTAGCATACATTTCTACCTCGTAC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CTGCTTTATGAAAAATCACTGAGAAAAATATAGGACTGAAGGAAAACTAGTGAAATG</text:p>
      <text:p text:style-name="Preformatted_20_Text">Masked <text:s text:c="9"/>TAACTGCTTTATGAAAAATCACTGAGAAAAATATAGGACTGAAGGAAAACTAGTGA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TGGAGGCTTATTGTCTAAGGTGATACGGTACATGCCATCTGGGAACAAGGAAGCTG</text:p>
      <text:p text:style-name="Preformatted_20_Text">Masked <text:s text:c="9"/>GATATGGAGGCTTATTGTCTAAGGTGATACGGTACATGCCATCTGGGAACAAGGAA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GATTCAAAGATCTGAATTTGTAAAGCAATACAGGCATGGTATATGAATTAATGTAAT</text:p>
      <text:p text:style-name="Preformatted_20_Text">Masked <text:s text:c="9"/>CTAGATTCAAAGATCTGAATTTGTAAAGCAATACAGGCATGGTATATGAATTAATG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AAGATATATCACAAAAATAAAGTAGCATAAGTTAATGGTAATACCACTAACCAAAA</text:p>
      <text:p text:style-name="Preformatted_20_Text">Masked <text:s text:c="9"/>TTTCAAGATATATCACAAAAATAAAGTAGCATAAGTTAATGGTAATACCACTAACC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AAGGAAAGATGGTAGATGAATTTATAGTCATTGCTGATAGTCTTTTTTTTTCAAC</text:p>
      <text:p text:style-name="Preformatted_20_Text">Masked <text:s text:c="9"/>CAGAAAAGGAAAGATGGTAGATGAATTTATAGTCATTGCTGATAGTCTTTTTTTTT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GAAAAGTCCAGATATAGAATGAAAAATTAGAAAGAATGTGTTTAATTATTAGTTCA</text:p>
      <text:p text:style-name="Preformatted_20_Text">Masked <text:s text:c="9"/>TACTGAAAAGTCCAGATATAGAATGAAAAATTAGAAAGAATGTGTTTAATTATTAG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CATTGCATGACACCTACAGGTGAGTTAATTAATATCAGATATGTTGTTTTATTATG</text:p>
      <text:p text:style-name="Preformatted_20_Text"><text:soft-page-break/>Masked <text:s text:c="9"/>CAGCCATTGCATGACACCTACAGGTGAGTTAATTAATATCAGATATGTTGTTTTAT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AGCTATATTTATCTCAAATCTTTAAAAAACAAGTGTACAACAAAATTGTGTATAAC</text:p>
      <text:p text:style-name="Preformatted_20_Text">Masked <text:s text:c="9"/>ATGGAGCTATATTTATCTCAAATCTTTAAAAAACAAGTGTACAACAAAATTGTGTAT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GGTATCTAGCCTCAGTACAATTATTTTTTCTCTTACTTTAGAACACCAACTATTAC</text:p>
      <text:p text:style-name="Preformatted_20_Text">Masked <text:s text:c="9"/>CTATGGTATCTAGCCTCAGTACAATTATTTTTTCTCTTACTTTAGAACACCAACTAT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CATATCCTCCAAACAGCAATAATTCAAACAAATCAGAAATAATTCTTTGTTGATAT</text:p>
      <text:p text:style-name="Preformatted_20_Text">Masked <text:s text:c="9"/>AGTTCATATCCTCCAAACAGCAATAATTCAAACAAATCAGAAATAATTCTTTGTTG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TTAATATTTTCCTGTATTCTCCTAAAACACAATTAAAATAATAATCTATTAATGAA</text:p>
      <text:p text:style-name="Preformatted_20_Text">Masked <text:s text:c="9"/>TGAATTAATATTTTCCTGTATTCTCCTAAAACACAATTAAAATAATAATCTATTA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AGTATAGAAACAATTAGAAGAAATAATAACATTTTGTAATAGAGTGCAGTTCTCCC</text:p>
      <text:p text:style-name="Preformatted_20_Text">Masked <text:s text:c="9"/>AAAGAGTATAGAAACAATTAGAAGAAATAATAACATTTTGTAATAGAGTGCAGTTCT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AGTTACTTTTCTTAGCTATCTCAGTAAACTAAAAATTAAATTTAGCAATATGGCTTT</text:p>
      <text:p text:style-name="Preformatted_20_Text">Masked <text:s text:c="9"/>ACGAGTTACTTTTCTTAGCTATCTCAGTAAACTAAAAATTAAATTTAGCAATATGG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TATTATTATTTGAAGAAAGTGAAAATTGCTCGTTAAGTAATGAAAGAATAAAAGGG</text:p>
      <text:p text:style-name="Preformatted_20_Text">Masked <text:s text:c="9"/>TTATTATTATTATTTGAAGAAAGTGAAAATTGCTCGTTAAGTAATGAAAGAATAAAA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GATCTCAGTGAAGAATAGCTGGGAGTATCATTTAAAATCTATCTGGAAAAACTATA</text:p>
      <text:p text:style-name="Preformatted_20_Text">Masked <text:s text:c="9"/>GAAAGATCTCAGTGAAGAATAGCTGGGAGTATCATTTAAAATCTATCTGGAAAAACTATA</text:p>
      <text:p text:style-name="Preformatted_20_Text"><text:s text:c="16"/>************************************************************</text:p>
      <text:p text:style-name="Preformatted_20_Text"><office:annotation office:name="__Annotation__6980_95124814"><dc:creator>Unknown Author</dc:creator><dc:date>2022-04-08T11:54:16.463066619</dc:date><text:p text:style-name="P3"><text:span text:style-name="T2">EXON4</text:span></text:p></office:annotation></text:p>
      <text:p text:style-name="Preformatted_20_Text">Unmasked <text:s text:c="7"/>TTTTTTTATATTAG<text:span text:style-name="T1">GTTGATGCATGAAGTGCCAATTTGTGTGTAACAAAGATGATGACTA</text:span></text:p>
      <text:p text:style-name="Preformatted_20_Text">Masked <text:s text:c="9"/>TTTTTTTATATTAG<text:span text:style-name="T1">GTTGATGCATGAAGTGCCAATTTGTGTGTAACAAAGATGATGACT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GAGATTTTTCTAATGAACTGTAAATTTGTACCACAGTTGCCATGTCATAATGATCACA</text:span></text:p>
      <text:p text:style-name="Preformatted_20_Text">Masked <text:s text:c="9"/><text:span text:style-name="T1">TTGAGATTTTTCTAATGAACTGTAAATTTGTACCACAGTTGCCATGTCATAATGATCAC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GACAGGCAGGAAGTTGGCAGGAAGGGGAAAA</text:span>GTATGTAATGAACAAAAACACAGTTTT</text:p>
      <text:p text:style-name="Preformatted_20_Text">Masked <text:s text:c="9"/><text:span text:style-name="T1">TTGACAGGCAGGAAGTTGGCAGGAAGGGGAAAA</text:span>GTATGTAATGAACAAAAACACAGTTTT</text:p>
      <text:p text:style-name="Preformatted_20_Text"><text:s text:c="16"/>************************************************************</text:p>
      <text:p text:style-name="Preformatted_20_Text"><office:annotation-end office:name="__Annotation__6980_95124814"/></text:p>
      <text:p text:style-name="Preformatted_20_Text">Unmasked <text:s text:c="7"/>GGGCTCTGTGAAGACTCTAAAACTGTCTCCAAAGGCAATAGAAAACAGAAAATACAGGCA</text:p>
      <text:p text:style-name="Preformatted_20_Text">Masked <text:s text:c="9"/>GGGCTCTGTGAAGACTCTAAAACTGTCTCCAAAGGCAATAGAAAACAGAAAATACA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CTGAAGTGGAATCATGTTCTCATTTGTGTACTGAAATGCAGTATAGCTTTTGGAAG</text:p>
      <text:p text:style-name="Preformatted_20_Text">Masked <text:s text:c="9"/>TTCCCTGAAGTGGAATCATGTTCTCATTTGTGTACTGAAATGCAGTATAGCTTTTG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TCTGACAACTGTTTCATGTTGTGTACTTAAAGATGATAAATATCCAGACAGTAAAT</text:p>
      <text:p text:style-name="Preformatted_20_Text">Masked <text:s text:c="9"/>AACATCTGACAACTGTTTCATGTTGTGTACTTAAAGATGATAAATATCCAGACAGTAAA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CTAAGTAAATCAAGCATTATGCTAATATACAGAATCATATATAGATATGATATGAAAAT</text:p>
      <text:p text:style-name="Preformatted_20_Text">Masked <text:s text:c="9"/>TCTAAGTAAATCAAGCATTATGCTAATATACAGAATCATATATAGATATGATATG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ACAGTTATTATTTAAATATTATTATTGTTGTTGCTGTCATTATTATTATCATTATT</text:p>
      <text:p text:style-name="Preformatted_20_Text">Masked <text:s text:c="9"/>TCTTACAGNNNNNNNNNNNNNNNNNNNNNNNNNNNNNNNNNNNNNNNNNNNNNNNNNNNN</text:p>
      <text:p text:style-name="Preformatted_20_Text"><text:s text:c="16"/>******** <text:s text:c="51"/></text:p>
      <text:p text:style-name="Preformatted_20_Text"/>
      <text:p text:style-name="Preformatted_20_Text">Unmasked <text:s text:c="7"/>TAAGTAACATTTCATAAGGAATCGGTCATTCCCAATTACCTTACTTACAACTGCCTGCAG</text:p>
      <text:p text:style-name="Preformatted_20_Text">Masked <text:s text:c="9"/>TAAGTAACATTTCATAAGGAATCGGTCATTCCCAATTACCTTACTTACAACTGCCT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TGTTTTTCAGAATTACATTCTTCACTTCCCCAGAAAGTGAAAGAGAAGAAAACACA</text:p>
      <text:p text:style-name="Preformatted_20_Text">Masked <text:s text:c="9"/>CTTTTGTTTTTCAGAATTACATTCTTCACTTCCCCAGAAAGTGAAAGAGAAGAAAA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ACTACAGTACCACCTTGTGTTGAGATGAAAAGGGTGCAGCCTGCATTTCATTGTGG</text:p>
      <text:p text:style-name="Preformatted_20_Text">Masked <text:s text:c="9"/>GTATACTACAGTACCACCTTGTGTTGAGATGAAAAGGGTGCAGCCTGCATTTCATT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GCACGACTGCCCAGCAGTCATCCTTTGTAGCTAGGAGAAATAAGCTTTACAGGCAT</text:p>
      <text:p text:style-name="Preformatted_20_Text">Masked <text:s text:c="9"/>AACAGCACGACTGCCCAGCAGTCATCCTTTGTAGCTAGGAGAAATAAGCTTTACAG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GAAGCAGGGTGTTGGTTTTTTTAATTATTTCTATTCTAATAAATTACTGGAGATT</text:p>
      <text:p text:style-name="Preformatted_20_Text">Masked <text:s text:c="9"/>TTTTAGAAGCAGGGTGTTGGTTTTTTTAATTATTTCTATTCTAATAAATTACTGGA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TGAGACATGTATAGAAGTTTAGTAGTGATGCTGGCAACTTGCATGTCTTGAAACCC</text:p>
      <text:p text:style-name="Preformatted_20_Text">Masked <text:s text:c="9"/>TTCATGAGACATGTATAGAAGTTTAGTAGTGATGCTGGCAACTTGCATGTCTTGAAA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CCACACTCAGCTAGGTACAGGGACACGTATCAGCCATAAAAATTGTGGTCCTTGG</text:p>
      <text:p text:style-name="Preformatted_20_Text">Masked <text:s text:c="9"/>ATTTTCCACACTCAGCTAGGTACAGGGACACGTATCAGCCATAAAAATTGTGGTCC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CTGAAAACATTACAGATAGAATATGATAGAACATGATAAAAAGGCAGAACAAACA</text:p>
      <text:p text:style-name="Preformatted_20_Text">Masked <text:s text:c="9"/>GAAGACTGAAAACATTACAGATAGAATATGATAGAACATGATAAAAAGGCAGNNNNNNNN</text:p>
      <text:p text:style-name="Preformatted_20_Text"><text:s text:c="16"/>**************************************************** <text:s text:c="7"/></text:p>
      <text:p text:style-name="Preformatted_20_Text"/>
      <text:p text:style-name="Preformatted_20_Text">Unmasked <text:s text:c="7"/>AACAAACAAACAAAATGCAATATGGAATCTCCAAAGAAGCAATTGTTTCTGTAAGTATCT</text:p>
      <text:p text:style-name="Preformatted_20_Text">Masked <text:s text:c="9"/>NNNNNNNNNNNNNNATGCAATATGGAATCTCCAAAGAAGCAATTGTTTCTGTAAGTATCT</text:p>
      <text:p text:style-name="Preformatted_20_Text"><text:s text:c="30"/>**********************************************</text:p>
      <text:p text:style-name="Preformatted_20_Text"/>
      <text:p text:style-name="Preformatted_20_Text">Unmasked <text:s text:c="7"/>GCTGAACATTGGTATATAGGTATAGAGAACTACATCCCATGTAATCACTTTTGGGGGTTT</text:p>
      <text:p text:style-name="Preformatted_20_Text">Masked <text:s text:c="9"/>GCTGAACATTGGTATATAGGTATAGAGAACTACATCCCATGTAATCACTTTTGGGG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TGGTCCAGATTTCCTCTCCTGCAGAGAATTCTACTATTCTCCAAGTCACTCCCTGA</text:p>
      <text:p text:style-name="Preformatted_20_Text">Masked <text:s text:c="9"/>GAGATGGTCCAGATTTCCTCTCCTGCAGAGAATTCTACTATTCTCCAAGTCACTCC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AGAGACAAAGCTGGAACTACCTGTATATTCCTTACATGCGGATTTTGTGCACTCTT</text:p>
      <text:p text:style-name="Preformatted_20_Text">Masked <text:s text:c="9"/>GAGAAGAGACAAAGCTGGAACTACCTGTATATTCCTTACATGCGGATTTTGTGCAC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ACAATATTCCCATCAGCAAACAAAGTAATATGAGTTCTAGGGAAAAAAAATAAATA</text:p>
      <text:p text:style-name="Preformatted_20_Text">Masked <text:s text:c="9"/>TATAACAATATTCCCATCAGCAAACAAAGTAATATGAGTTCTAGGGAAAAAAAATAAAT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ATCAAGGCTAAAAGTAGCTGTTGATATGTCCTTTTTGAACCTACACGAATCACCTTATG</text:p>
      <text:p text:style-name="Preformatted_20_Text">Masked <text:s text:c="9"/>AATCAAGGCTAAAAGTAGCTGTTGATATGTCCTTTTTGAACCTACACGAATCACCT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AAATTTTTAGCAGATTTTTTTCTACTTTTTTTTTTTTTTCAATCTTTATTCAAGT</text:p>
      <text:p text:style-name="Preformatted_20_Text">Masked <text:s text:c="9"/>TTTATAAATTTTTAGCAGANNNNNNNNNNNNNNNNNNNNNNNNNCAATCTTTATTCAAGT</text:p>
      <text:p text:style-name="Preformatted_20_Text"><text:s text:c="16"/>******************* <text:s text:c="24"/>****************</text:p>
      <text:p text:style-name="Preformatted_20_Text"/>
      <text:p text:style-name="Preformatted_20_Text">Unmasked <text:s text:c="7"/>GCTTTCACTGAGTTCAGTTTTAAGTTAATTCATTTCCAATCACATGTGTTCTTAGATATT</text:p>
      <text:p text:style-name="Preformatted_20_Text">Masked <text:s text:c="9"/>GCTTTCACTGAGTTCAGTTTTAAGTTAATTCATTTCCAATCACATGTGTTCTTAG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TTGAGATATTTTAAATCTAATTTTTATAGATATAGATGGCTGTCCAGGAGATATTT</text:p>
      <text:p text:style-name="Preformatted_20_Text">Masked <text:s text:c="9"/>CAAATTGAGATATTTTAAATCTAATTTTTATAGATATAGATGGCTGTCCAGGAGA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GGGGGGNGGGGGAGAAAAAAAAGATTTTTAATGTTTGGTTGCTCTCACACTGCAGA</text:p>
      <text:p text:style-name="Preformatted_20_Text">Masked <text:s text:c="9"/>TTTGGGGGGGNGGGGGAGAAAAAAAAGATTTTTAATGTTTGGTTGCTCTCACACTG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CAGAGCACTGGCGATACTTCTGAAATCATACTCTCATTTTCACACAGCTGGTGTGC</text:p>
      <text:p text:style-name="Preformatted_20_Text">Masked <text:s text:c="9"/>AACTCAGAGCACTGGCGATACTTCTGAAATCATACTCTCATTTTCACACAGCTGGT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CTGTGAGACATGGCATGTCCAGACAGCTATGAGAAGGACACAGTCTGTGGAGCTCT</text:p>
      <text:p text:style-name="Preformatted_20_Text">Masked <text:s text:c="9"/>CCATCTGTGAGACATGGCATGTCCAGACAGCTATGAGAAGGACACAGTCTGTGGAG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TCAGGACATGCAACATGTTGTGACCAAACAAGGGAATAGACAAATCATCAAAGAAA</text:p>
      <text:p text:style-name="Preformatted_20_Text">Masked <text:s text:c="9"/>CACATCAGGACATGCAACATGTTGTGACCAAACAAGGGAATAGACAAATCATCAAA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AGCAAAACAAGGTTTTTGTTGGAGTTTGTGTCTGTTGCCTTCTCAACATCTGGTT</text:p>
      <text:p text:style-name="Preformatted_20_Text">Masked <text:s text:c="9"/>AGTGTAGCAAAACAAGGTTTTTGTTGGAGTTTGTGTCTGTTGCCTTCTCAACATCTG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GCTCTGTGCCCCATACACTGGCTCTCAGCAACTTGGGAATCTTGAGATCATGCTGC</text:p>
      <text:p text:style-name="Preformatted_20_Text">Masked <text:s text:c="9"/>CTATGCTCTGTGCCCCATACACTGGCTCTCAGCAACTTGGGAATCTTGAGATCATG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GCTGCCTGAATGCAGAGCACGAATGATGCCCCGGGGAACCAGGCAAGGCAGCATAT</text:p>
      <text:p text:style-name="Preformatted_20_Text">Masked <text:s text:c="9"/>ACATGCTGCCTGAATGCAGAGCACGAATGATGCCCCGGGGAACCAGGCAAGGCAGC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CCAGCATTTGCCAGGTCTGATTACAAGCTCAGAATATCAAATTTCAGAGCTTTTTT</text:p>
      <text:p text:style-name="Preformatted_20_Text">Masked <text:s text:c="9"/>GTGCCCAGCATTTGCCAGGTCTGATTACAAGCTCAGAATATCAAATTTCAGAGCT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CAATTTGTGGAGAAATCTAAACAAGGATCAAGAAAATTGCATTTCTTCCATCCAT</text:p>
      <text:p text:style-name="Preformatted_20_Text">Masked <text:s text:c="9"/>TTTCTCAATTTGTGGAGAAATCTAAACAAGGATCAAGAAAATTGCATTTCTTCCAT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ATAAAAATCACAGAATCACAGAATTGTAGGGGTTGGAAGGGACCTCTAGAAAATC</text:p>
      <text:p text:style-name="Preformatted_20_Text">Masked <text:s text:c="9"/>GAAAAATAAAAATCACNNNNNNNNNNNNNNNNNNNNNNNNNNNNNNNNNNNNNNNNNNNN</text:p>
      <text:p text:style-name="Preformatted_20_Text"><text:s text:c="16"/>**************** <text:s text:c="43"/></text:p>
      <text:p text:style-name="Preformatted_20_Text"/>
      <text:p text:style-name="Preformatted_20_Text">Unmasked <text:s text:c="7"/>ATAATCTAGTCCAGCCCCCCTGCAAAGCAGGCGCCGTAGACCATGTTGCACAGGTAGGCA</text:p>
      <text:p text:style-name="Preformatted_20_Text">Masked <text:s text:c="9"/>NNNNNNNNNNNNNNNNNNNNNNNNNNNNNNNNNNNNNNNNNNNNNNNNNNNNNNNNNNNN</text:p>
      <text:p text:style-name="Preformatted_20_Text"><text:soft-page-break/><text:s text:c="76"/></text:p>
      <text:p text:style-name="Preformatted_20_Text"/>
      <text:p text:style-name="Preformatted_20_Text">Unmasked <text:s text:c="7"/>CCCATGCAGGTCTTGAATATCTCCAGAGAAGGAGACTCCACAACCCCCCTGGGCAGC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CAGCGCTCCGTCACCCTCACTGTGAAGAAGTTCTTACTCATGTTTGTGTGGAAC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TGCTTTAGTTTGTGGCTGTTTCCCCTCGTTGTCACACACCACTGAAAAGATTCTG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TGTCCTTTGGCCTCCTGCACCCTAGATATTTATAGACATTGGTAAGATCCCCTATG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TTTTCTCAAGGCTGAACAGACCCAGGTTGCTCAGCCTTTCCTCCTAAGAGAGGTG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GGCCTTTTATCATCTTTGTGGCCCTCTGCTGGACTCTTTCCAGGAGAAATCATTTTT</text:p>
      <text:p text:style-name="Preformatted_20_Text">Masked <text:s text:c="9"/>NNNNNNNNNNNNNNNNNNNNNNNNNNNNNNNNNNNNNNNNNNNNNNGAGAAATCATTTTT</text:p>
      <text:p text:style-name="Preformatted_20_Text"><text:s text:c="62"/>**************</text:p>
      <text:p text:style-name="Preformatted_20_Text"/>
      <text:p text:style-name="Preformatted_20_Text">Unmasked <text:s text:c="7"/>GTTTTTCCATTTGTGAAAACCCTGCATTTATTGCCATTACGTTGCCATTAAGGTATTGCG</text:p>
      <text:p text:style-name="Preformatted_20_Text">Masked <text:s text:c="9"/>GTTTTTCCATTTGTGAAAACCCTGCATTTATTGCCATTACGTTGCCATTAAGGTATTG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TCTTTTCCACTGAGGACAAGATTTCCTGCATAGATCACATCTCCTCTTGGACAGTG</text:p>
      <text:p text:style-name="Preformatted_20_Text">Masked <text:s text:c="9"/>CTCCTCTTTTCCACTGAGGACAAGATTTCCTGCATAGATCACATCTCCTCTTGGAC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CTCTCTACAAAGTGAGATGTTTTTTTCTGTAAAAGTTTCTGGTCACAAATAGAGCT</text:p>
      <text:p text:style-name="Preformatted_20_Text">Masked <text:s text:c="9"/>TCTTCTCTCTACAAAGTGAGATGTTTTTTTCTGTAAAAGTTTCTGGTCACAAATAG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AGATGCAGACAGCCCTGGGAGCCTGGCTCTCCAGAGAGGCTAAATACACAAGGAAA</text:p>
      <text:p text:style-name="Preformatted_20_Text">Masked <text:s text:c="9"/>AAGCAGATGCAGACAGCCCTGGGAGCCTGGCTCTCCAGAGAGGCTAAATACACAAG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ATAAGAACTCCCATGAGAGAAGTCAAATCATTGATTTCAGCTGAATCACATTCTTC</text:p>
      <text:p text:style-name="Preformatted_20_Text">Masked <text:s text:c="9"/>CTGCATAAGAACTCCCATGAGAGAAGTCAAATCATTGATTTCAGCTGAATCACATT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GAATCAAATTATATTGAGATTCAATCATGTACTTGTTTCATAAAATCAATGAATCA</text:p>
      <text:p text:style-name="Preformatted_20_Text">Masked <text:s text:c="9"/>AACTGAATCAAATTATATTGAGATTCAATCATGTACTTGTTTNNNNNNNNNNNNNNNNNN</text:p>
      <text:p text:style-name="Preformatted_20_Text"><text:s text:c="16"/>****************************************** <text:s text:c="17"/></text:p>
      <text:p text:style-name="Preformatted_20_Text"/>
      <text:p text:style-name="Preformatted_20_Text">Unmasked <text:s text:c="7"/>CTAAGGTTGGAAAAGACCTGTAAGATCATTCAGTCCAACTGTCCACCTACCACCAATA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CACTAAAGCATGTTCTTTAGTATTGTTGTCTACAGGTTTCTTGAAAATCTACAG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ATGACTTAACAGTCTCCATGGACAGCCTGTTCCAGTGCCTGACCACTCTTTTAGGGAA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ATTGTAATATCCAACCTGAAAGTCCCCTGGCACAACATGAGGCTATTCACTCTCA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ATTGCTGTTACTTGGAAAAGGAGGCCAACTACCAACAGGTAGTTGTATATGTCAAT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TCTCCCCTGAGCCTCCTCTTCTCTAGACTAATCCCTGTTCCTCCAGCTATTCCTCA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CATGTGCTCCTTTCCTCTCAGCACCTTCAAAGAACACTGAAAATTTTCAAGGAGAAA</text:p>
      <text:p text:style-name="Preformatted_20_Text">Masked <text:s text:c="9"/>NNNNNNNNNNNNNNNNNNNCTCAGCACCTTCAAAGAACACTGAAAATTTTCAAGGAGAAA</text:p>
      <text:p text:style-name="Preformatted_20_Text"><text:s text:c="35"/>*****************************************</text:p>
      <text:p text:style-name="Preformatted_20_Text"/>
      <text:p text:style-name="Preformatted_20_Text">Unmasked <text:s text:c="7"/>AATCAAACATCTTAGTAAAGTTTAGAATTTTTTTTGGCCAAAATATATTTTTCTACTATA</text:p>
      <text:p text:style-name="Preformatted_20_Text">Masked <text:s text:c="9"/>AATCAAACATCTTAGTAAAGTTTAGAATTTTTTTTGGCCAAAATATATTTTTCTAC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CCATTCAGCCTCTACTAACACTTTCAGTAGAATGACTTTGCTATCTGGATATAAT</text:p>
      <text:p text:style-name="Preformatted_20_Text">Masked <text:s text:c="9"/>AAATGCCATTCAGCCTCTACTAACACTTTCAGTAGAATGACTTTGCTATCTGGATA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TCTGTTACATTATTCTTTGTGTTCAAAATCAGTATTCATATCTGTGTTTGTCTTAT</text:p>
      <text:p text:style-name="Preformatted_20_Text">Masked <text:s text:c="9"/>ATCTTCTGTTACATTATTCTTTGTGTTCAAAATCAGTATTCATATCTGTGTTTGTC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TTGTTGTTGTTACTGGTAAGCTATTATGCAGTTTCACAGTGTTACATATATTATTT</text:p>
      <text:p text:style-name="Preformatted_20_Text">Masked <text:s text:c="9"/>ATGATTGTTGTTGTTACTGGTAAGCTATTATGCAGTTTCACAGTGTTACATATATTATTT</text:p>
      <text:p text:style-name="Preformatted_20_Text"><text:s text:c="16"/>************************************************************</text:p>
      <text:p text:style-name="Preformatted_20_Text"><office:annotation office:name="__Annotation__6981_95124814"><dc:creator>Unknown Author</dc:creator><dc:date>2022-04-08T11:54:36.446842962</dc:date><text:p text:style-name="P3"><text:span text:style-name="T2">EXON6</text:span></text:p></office:annotation></text:p>
      <text:p text:style-name="Preformatted_20_Text">Unmasked <text:s text:c="7"/>TTTTAACTGCCTGTTCTGATTTCTCATACAAGCTTTTCATCCTCTTTTCTAAG<text:span text:style-name="T1">ATAGAAG</text:span></text:p>
      <text:p text:style-name="Preformatted_20_Text">Masked <text:s text:c="9"/>TTTTAACTGCCTGTTCTGATTTCTCATACAAGCTTTTCATCCTCTTTTCTAAG<text:span text:style-name="T1">ATAGAA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AGACAAAATCTTCACATCTGAGTTCTAGCATGATGATAAAAATATGTTATGAGAAGTTT</text:span></text:p>
      <text:p text:style-name="Preformatted_20_Text">Masked <text:s text:c="9"/><text:span text:style-name="T1">CAGACAAAATCTTCACATCTGAGTTCTAGCATGATGATAAAAATATGTTATGAGAAGTT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CGCAGACAAACAAAAACTCCTCAAAGTTGACTGTCTCTGAAATACACACCTACACCTAC</text:span></text:p>
      <text:p text:style-name="Preformatted_20_Text">Masked <text:s text:c="9"/><text:span text:style-name="T1">ACGCAGACAAACAAAAACTCCTCAAAGTTGACTGTCTCTGAAATACACACCTACACCT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CAAGGAGTAGCAGGAATGCTTCAGGAGCTAATTTAAAGTTTCACTGTAGCTGGATTGT</text:span></text:p>
      <text:p text:style-name="Preformatted_20_Text">Masked <text:s text:c="9"/><text:span text:style-name="T1">TGCAAGGAGTAGCAGGAATGCTTCAGGAGCTAATTTAAAGTTTCACTGTAGCTGGATTG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AGTTTCTGTTCTATGTTACATAGCTTCACAAGAACA</text:span>ATAACTCTGATCAAGATAAAATA</text:p>
      <text:p text:style-name="Preformatted_20_Text">Masked <text:s text:c="9"/><text:span text:style-name="T1">AAGTTTCTGTTCTATGTTACATAGCTTCACAAGAACA</text:span>ATAACTCTGATCAAGATAAAATA</text:p>
      <text:p text:style-name="Preformatted_20_Text"><text:s text:c="16"/>************************************************************</text:p>
      <text:p text:style-name="Preformatted_20_Text"><office:annotation-end office:name="__Annotation__6981_95124814"/></text:p>
      <text:p text:style-name="Preformatted_20_Text">Unmasked <text:s text:c="7"/>CTTAATTTCTCTAAAACCAGAAAAATTTATATAGCATTAGAATAAAGGCAGAAGCATCCT</text:p>
      <text:p text:style-name="Preformatted_20_Text">Masked <text:s text:c="9"/>CTTAATTTCTCTAAAACCAGAAAAATTTATATAGCATTAGAATAAAGGCAGAAGCATCC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GGGACATCAGAACAGTAAAGGATTTTGCACATGCTGAACAGCAAGAATATCTGCATTAA</text:p>
      <text:p text:style-name="Preformatted_20_Text">Masked <text:s text:c="9"/>AGGGACATCAGAACAGTAAAGGATTTTGCACATGCTGAACAGCAAGAATATCTGCA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ACTTTCTTCGGATAGACATAGAGGCCCAGAGATTTCCTCTAGACCTAAAAGTATTT</text:p>
      <text:p text:style-name="Preformatted_20_Text">Masked <text:s text:c="9"/>ATAAACTTTCTTCGGATAGACATAGAGGCCCAGAGATTTCCTCTAGACCTAAAAG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CAGCAGTTTAAGATGCCTTAAATGGTGCGAGCTGATGCAGCAGTCAGCTGCTAAAC</text:p>
      <text:p text:style-name="Preformatted_20_Text">Masked <text:s text:c="9"/>GAGTCAGCAGTTTAAGATGCCTTAAATGGTGCGAGCTGATGCAGCAGTCAGCTGCT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TTTACACACCCCCTACTAGGCACTGCTGTTAAGGAAGATATGTAAGAGCTGCAGAT</text:p>
      <text:p text:style-name="Preformatted_20_Text">Masked <text:s text:c="9"/>TCCTTTTACACACCCCCTACTAGGCACTGCTGTTAAGGAAGATATGTAAGAGCTGC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ATGGGGTTTGTAAGGCAAGTGCCTTAACTGCGGCTATTTCACAAGATGTCATATGT</text:p>
      <text:p text:style-name="Preformatted_20_Text">Masked <text:s text:c="9"/>AATAATGGGGTTTGTAAGGCAAGTGCCTTAACTGCGGCTATTTCACAAGATGTCAT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GACAGCAGCTAGGATACATACTTTAGGATATTATGTAAAACTGAACAGTGTAATTT</text:p>
      <text:p text:style-name="Preformatted_20_Text">Masked <text:s text:c="9"/>CACAGACAGCAGCTAGGATACATACTTTAGGATATTATGTAAAACTGAACAGTGTA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TAGATGTAGAATGTGATTCAACACACGGAGTTTCCTTATACAGAGGACAAGTCAA</text:p>
      <text:p text:style-name="Preformatted_20_Text">Masked <text:s text:c="9"/>AAAATTAGATGTAGAATGTGATTCAACACACGGAGTTTCCTTATACAGAGGACNNNNNNN</text:p>
      <text:p text:style-name="Preformatted_20_Text"><text:s text:c="16"/>***************************************************** <text:s text:c="6"/></text:p>
      <text:p text:style-name="Preformatted_20_Text"/>
      <text:p text:style-name="Preformatted_20_Text">Unmasked <text:s text:c="7"/>AAGTAAAATAATAAAATTTCACAAACGAAACAAAGTAAGGTAAAAATTAATCTCGACACG</text:p>
      <text:p text:style-name="Preformatted_20_Text">Masked <text:s text:c="9"/>NNNNNNNNNNNNNNNNNNNNNNNNNNNNNNNNNNNNNNNNNNNNNNNNNNTCTCGACACG</text:p>
      <text:p text:style-name="Preformatted_20_Text"><text:s text:c="66"/>**********</text:p>
      <text:p text:style-name="Preformatted_20_Text"/>
      <text:p text:style-name="Preformatted_20_Text">Unmasked <text:s text:c="7"/>GGAAGTACGTTTATCGGACTCTTATCGTCTCTCACTAGGTCTTATTTTCTCTTAAATCAA</text:p>
      <text:p text:style-name="Preformatted_20_Text">Masked <text:s text:c="9"/>GGAAGTACGTTTATCGGACTCTTATCGTCTCTCACTAGGTCTTATTTTCTCTTAAA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AGACTTTTATTTGCTTCCATTTTGAGGTTGACTGGTATCACCCGTACGTCCTTATC</text:p>
      <text:p text:style-name="Preformatted_20_Text">Masked <text:s text:c="9"/>GACAAGACTTTTATTTGCTTCCATTTTGAGGTTGACTGGTATCACCCGTACGTCCTT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GTAATAGACCGTTCGGTATACCTTAATGAATAAGCAATAATTTCAACTCTAGAAAT</text:p>
      <text:p text:style-name="Preformatted_20_Text">Masked <text:s text:c="9"/>GAAGGTAATAGACCGTTCGGTATACCTTAATGAATAAGCAATAATTTCAACTCTA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TATATGGATTTTTTTCTGAGAAGCCAAATTGCTCTCAAAAGTAAGCACCTCTTGGT</text:p>
      <text:p text:style-name="Preformatted_20_Text">Masked <text:s text:c="9"/>GTATTATATGGATTTTTTTCTGAGAAGCCAAATTGCTCTCAAAAGTAAGCACCTCTTGGN</text:p>
      <text:p text:style-name="Preformatted_20_Text"><text:s text:c="16"/>*********************************************************** </text:p>
      <text:p text:style-name="Preformatted_20_Text"/>
      <text:p text:style-name="Preformatted_20_Text">Unmasked <text:s text:c="7"/>TCTTCCTCTACCCAGCTCTTGTGAGGCCCTGCCTGCAGTACTGTATCCAGGCCTGGGG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CAGCACAGGAAAGACACAGAGCTCTTGAAACGAGTCCAGAGGAGGGCCACTAAGA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GAGGTCTGGAGCATCTCTCCTATAAGGAAAGGTTGAGGGAACTGGGCTTGTTTAG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TGGAGAAGAGAAGGCTCTGGGGAGACCTCATTGGGGCCTTCCAGTACTTGAAGGGAG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AACAGGAGGGGAAATGACTGTTTGCATGGATTGATACTGATAGGATAAGGGAGA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TAAAACTGAGACAGGGGAGGTTTAGGTTAGATGTTAGGAGGGAGTTTTTCACAC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GTGAGGCACTGGAACAGGTTGCCCAAGGAGGCTGTAGATGCCCCATGCTTGGAGG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AAGGCCAGGCTGGATGTGGCTCTGGGCAGCCTGGTCTGGTGGTTGGCGACCCTGC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GCAGGGAGGTTGAAACTCAATGATCTTTTGGTCCCTTTCAACCCAGGCCATTCT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TTTATGATTCAGTTTGGAGAAGAGAAGGTTGTGAGATGACCTAATAGCAGACTTTCAG</text:p>
      <text:p text:style-name="Preformatted_20_Text">Masked <text:s text:c="9"/>NNNNNNNNANNNNNNNNNNNNNNNNNNNNNNNNNNNNNNNNNNNNNNNNNNNNNNNNNNN</text:p>
      <text:p text:style-name="Preformatted_20_Text"><text:s text:c="24"/>* <text:s text:c="50"/></text:p>
      <text:p text:style-name="Preformatted_20_Text"/>
      <text:p text:style-name="Preformatted_20_Text">Unmasked <text:s text:c="7"/>TATCTAAAGGGGAGCTACAGAAAAGAAGGGAGCAGACTCTTTAGCAGGGTCTGTGGT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ACAAGGTAAAATAGCTTCAAGCCCAAATAGGGTACATTTAGATAGGAGACGATA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AAAGTCTTCTATAGAGGGAGTGGTGAGACACTACAGGTTGCCCAGAGTTGTTGAT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CATCCCTGGGGACTTTCAAGGCCAGTGTAGATCAGTCCCTGGGCAGCCTGATCTA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GTATGTCCCTGTTCGTTGCAGGAGGGATGGACTAGATGCCCTTTGAAAGTCCCT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TTCTAAGTACTTTATGATTCTGTGATTCTATGATTCTATGATTCTGTGATCTAGATCA</text:p>
      <text:p text:style-name="Preformatted_20_Text">Masked <text:s text:c="9"/>NNNNNNNNNTACTTNNNNNNNNNNNNNNNNNNNNNNNNNNNNNNNNNNNNNNCTAGATCA</text:p>
      <text:p text:style-name="Preformatted_20_Text"><text:s text:c="25"/>***** <text:s text:c="37"/>********</text:p>
      <text:p text:style-name="Preformatted_20_Text"/>
      <text:p text:style-name="Preformatted_20_Text">Unmasked <text:s text:c="7"/>GTGAAGTCTAGGCTCACATGACCTTTCTTCCTTCACTCTTTGTACATAGAAATTCTGTAG</text:p>
      <text:p text:style-name="Preformatted_20_Text">Masked <text:s text:c="9"/>GTGAAGTCTAGGCTCACATGACCTTTCTTCCTTCACTCTTTGTACATAGAAATTCTG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TTGAGTTTTAATGTACTGCTGGACCAGAAAAGCTCTATTTTTTTTATGTTATCAG</text:p>
      <text:p text:style-name="Preformatted_20_Text">Masked <text:s text:c="9"/>CAGTGTTGAGTTTTAATGTACTGCTGGACCAGAAAAGCTCTATTTTTTTTATGTTATCA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CATGAAAAGGTGAAGAATCAAAAGTCAGTGCACAGAAATACAGTTCAGCTTAATTAAAG</text:p>
      <text:p text:style-name="Preformatted_20_Text">Masked <text:s text:c="9"/>CCATGAAAAGGTGAAGAATCAAAAGTCAGTGCACAGAAATACAGTTCAGCTTAATT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AAATGAGTTTGATTTGAAACATTCAGGAAAATCTGAGCCAGAAGAAGTGTGTTTG</text:p>
      <text:p text:style-name="Preformatted_20_Text">Masked <text:s text:c="9"/>GAAGAAAATGAGTTTGATTTGAAACATTCAGGAAAATCTGAGCCAGAAGAAGTGTG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GTAATGAAGCCTGAATACACAAAAACTTGGGAACCTTGAGAATGAAAAACAAAAAA</text:p>
      <text:p text:style-name="Preformatted_20_Text">Masked <text:s text:c="9"/>GAAGGTAATGAAGCCTGAATACACAAAAACTTGGGAACCTTGAGAATGAAAAAC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ATATTTTTTCTTTTATAATTCAGCCAAAGATTAGAGAAAATAGTACTATATGTTAT</text:p>
      <text:p text:style-name="Preformatted_20_Text">Masked <text:s text:c="9"/>CAAAATATTTTTTCTTTTATAATTCAGCCAAAGATTAGAGAAAATAGTACTATATG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CATGTTCTCAGAGATCATAAATTGAATGAATGCTCATTCACTGTCATTTGTCCTTCA</text:p>
      <text:p text:style-name="Preformatted_20_Text">Masked <text:s text:c="9"/>AGACATGTTCTCAGAGATCATAAATTGAATGAATGCTCATTCACTGTCATTTGTCC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GCAGTGTATCCCAAACAAATGCTGTTAAAAATTCTGTTAGGTCTCTGATAATAAGG</text:p>
      <text:p text:style-name="Preformatted_20_Text">Masked <text:s text:c="9"/>CTGTGCAGTGTATCCCAAACAAATGCTGTTAAAAATTCTGTTAGGTCTCTGATAAT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AAGGATTTTGCTGATAACTTTTCCTGTGAAGGCTGGATAGACCACATACACTTTC</text:p>
      <text:p text:style-name="Preformatted_20_Text">Masked <text:s text:c="9"/>AAAACAAGGATTTTGCTGATAACTTTTCCTGTGAAGGCTGGATAGACCACATACAC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GGAAGTGCACAGTGAAGGACAAAGAACGTTTTTGACTCTCCAGTACAGTACATA</text:p>
      <text:p text:style-name="Preformatted_20_Text">Masked <text:s text:c="9"/>AAAAAAGGAAGTGCACAGTGAAGGACAAAGAACGTTTTTGACTCTCCAGTACAGTA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TTAGCAGAACTGTAAAGACAGAGAGACTGAAACCATGGTAAGCTCTATTCATTTTC</text:p>
      <text:p text:style-name="Preformatted_20_Text">Masked <text:s text:c="9"/>CTCTTTAGCAGAACTGTAAAGACAGAGAGACTGAAACCATGGTAAGCTCTATTCA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ATTATATAAATGCATAATACTTAGTATTAAAGCTATATGGGATGCAACTATAAAA</text:p>
      <text:p text:style-name="Preformatted_20_Text">Masked <text:s text:c="9"/>TTTTTATTATATAAATGCATAATACTTAGTATTAAAGCTATATGGGATGCAACTA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AAACATATTTATAATAATTTTCAATTCAGTTTCTTGCAGCTCACTTCCTGCTTTTG</text:p>
      <text:p text:style-name="Preformatted_20_Text">Masked <text:s text:c="9"/>CTTTAAACATATTTATAATAATTTTCAATTCAGTTTCTTGCAGCTCACTTCCTGCT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AATTAAGAAACTTTAGTTTTTTCTGTTTCTTCATCATATGAATCAGTTTGTGTGTG</text:p>
      <text:p text:style-name="Preformatted_20_Text">Masked <text:s text:c="9"/>AGGGAATTAAGAAACTTTAGTTTTTTCTGTTTCTTCATCATATGAATCAGTTTGTG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ACAGATTCTGAAATTCAAAAGTAAGAAAGAGACAACGGTTTCTTTCACGACTAAGC</text:p>
      <text:p text:style-name="Preformatted_20_Text">Masked <text:s text:c="9"/>TCTTACAGATTCTGAAATTCAAAAGTAAGAAAGAGACAACGGTTTCTTTCACGACTA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ATTAAGTTTGTAGATCTAGAGCAATTCTGCAGACAGGTGTCAATAATATGATACC</text:p>
      <text:p text:style-name="Preformatted_20_Text">Masked <text:s text:c="9"/>TGAAAATTAAGTTTGTAGATCTAGAGCAATTCTGCAGACAGGTGTCAATAATATGAT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CAGAAATGAGAGTAAAGTTCTATAACAATATTCCCAGAAAGACATTGTACTTTCCT</text:p>
      <text:p text:style-name="Preformatted_20_Text"><text:soft-page-break/>Masked <text:s text:c="9"/>AAGCCAGAAATGAGAGTAAAGTTCTATAACAATATTCCCAGAAAGACATTGTACTT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CAGAAGAACTTTGAAGCTAAAAACAAACAAGATTTATGCTTCTAGGTGTAAATTTG</text:p>
      <text:p text:style-name="Preformatted_20_Text">Masked <text:s text:c="9"/>CATTCAGAAGAACTTTGAAGCTAAAAACAAACAAGATTTATGCTTCTAGGTGTAA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ACAGACATTTTTTTTTAACTAATATCTGTTCTTTTTTCATAAAAAGATTATATAAA</text:p>
      <text:p text:style-name="Preformatted_20_Text">Masked <text:s text:c="9"/>CAGTACAGACATTTTTTTTTAACTAATATCTGTTCTTTTTTCATAAAAAGATTATA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AAAAACCTACATACTTGCAGATGTTTTTCTAAGTATTTATTAGTAAATTGAATCAA</text:p>
      <text:p text:style-name="Preformatted_20_Text">Masked <text:s text:c="9"/>ATTCAAAAACCTACATACTTGCAGATGTTTTTCTAAGTATTTATTAGTAAATTGAA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TTTCAAGTCAAACGGTTTTAAAGATGTTAAAAGCTGTGTAGTCTTAATAGCTTTTTA</text:p>
      <text:p text:style-name="Preformatted_20_Text">Masked <text:s text:c="9"/>CAATTTCAAGTCAAACGGTTTTAAAGATGTTAAAAGCTGTGTAGTCTTAATAGCTT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CACTTTTTCCTCAGGAAATATTTTAGAACTCTTGGAGTATCTTGTATACTTTTGCAG</text:p>
      <text:p text:style-name="Preformatted_20_Text">Masked <text:s text:c="9"/>CACCACTTTTTCCTCAGGAAATATTTTAGAACTCTTGGAGTATCTTGTATACTTTT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AAATATGCTCATACAAAGCTATCTCTAAATAGCTTTTCCGTATTTGAATCTGCTTA</text:p>
      <text:p text:style-name="Preformatted_20_Text">Masked <text:s text:c="9"/>TGGTAAATATGCTCATACAAAGCTATCTCTAAATAGCTTTTCCGTATTTGAATCTG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TTTTAAGAGCAAAAAGATAGTTTATGAAACCTAGAGAGGAACCCAAGACATAGAAT</text:p>
      <text:p text:style-name="Preformatted_20_Text">Masked <text:s text:c="9"/>TCTGTTTTAAGAGCAAAAAGATAGTTTATGAAACCTAGAGAGGAACCCAAGACATA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TAATTCATAGGCAAAAAGGTCTAATGTCCATCACAAGTAGGACAAGAAAAATGACA</text:p>
      <text:p text:style-name="Preformatted_20_Text">Masked <text:s text:c="9"/>TCAGTAATTCATAGGCAAAAAGGTCTAATGTCCATCACAAGTAGGACAAGAAAAATG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GAAATAGGATTGAATGCAGAACACAGTTTACATTTAACAGTGTTTCGCAAAGTTTG</text:p>
      <text:p text:style-name="Preformatted_20_Text">Masked <text:s text:c="9"/>GTGTGAAATAGGATTGAATGCAGAACACAGTTTACATTTAACAGTGTTTCGCAAAG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GGTTTGGGCAGAGGCTGGTTCTATTTTACACAAAGATCGAGTTCTTCCTGAATCTGA</text:p>
      <text:p text:style-name="Preformatted_20_Text">Masked <text:s text:c="9"/>GAGGGTTTGGGCAGAGGCTGGTTCTATTTTACACAAAGATCGAGTTCTTCCTGAAT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ATGGCCTCAAAAGTCTTTCAGTAATATTTTGGATATTTAAAATATAAAATATACAT</text:p>
      <text:p text:style-name="Preformatted_20_Text">Masked <text:s text:c="9"/>AGAAATGGCCTCAAAAGTCTTTCAGTAATATTTTGGATATTTAAAATATAAAATAT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TATTTATTTCTGTTGTAATGAATGCCAGTGTGTAGGAACAAAACAAAACAAAACAA</text:p>
      <text:p text:style-name="Preformatted_20_Text">Masked <text:s text:c="9"/>TTCTTATTTATTTCTGTTGTAATGAATGCCAGTGTGTAGGNNNNNNNNNNNNNNNNNNNN</text:p>
      <text:p text:style-name="Preformatted_20_Text"><text:s text:c="16"/>**************************************** <text:s text:c="19"/></text:p>
      <text:p text:style-name="Preformatted_20_Text"/>
      <text:p text:style-name="Preformatted_20_Text">Unmasked <text:s text:c="7"/>AAGCAAACAATCAAAAAAACCATTGTGCTTGTACATGCAAAAAAGTCAACCCAAATTACT</text:p>
      <text:p text:style-name="Preformatted_20_Text">Masked <text:s text:c="9"/>NNNNNNNNNNNNNNNNNNNNNNTTGTGCTTGTACATGCAAAAAAGTCAACCCAAATTACT</text:p>
      <text:p text:style-name="Preformatted_20_Text"><text:s text:c="38"/>**************************************</text:p>
      <text:p text:style-name="Preformatted_20_Text"/>
      <text:p text:style-name="Preformatted_20_Text">Unmasked <text:s text:c="7"/>TGATTTGCTCACATATATATGAGTGGGAAAAGCACAACAGTTCTAACAAATTAGCATCTT</text:p>
      <text:p text:style-name="Preformatted_20_Text">Masked <text:s text:c="9"/>TGATTTGCTCACATATATATGAGTGGGAAAAGCACAACAGTTCTAACAAATTAGCATCT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CTGTGCTTTTGCATGCTGAGTTCCTGTTGTTGCAGAGATTCTTTAACTCAAGCTTCCCA</text:p>
      <text:p text:style-name="Preformatted_20_Text">Masked <text:s text:c="9"/>GCTGTGCTTTTGCATGCTGAGTTCCTGTTGTTGCAGAGATTCTTTAACTCAAGCTT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GCATTCTCATATACACATGGAGGCTCTGTGTCTGCAAAACTCTACATTACAATTTG</text:p>
      <text:p text:style-name="Preformatted_20_Text">Masked <text:s text:c="9"/>TTCAGCATTCTCATATACACATGGAGGCTCTGTGTCTGCAAAACTCTACATTACA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GCAAATTATAATACAGTTATTCTATTGGCACGACTCAAATGTATAGCTGTCTTTAT</text:p>
      <text:p text:style-name="Preformatted_20_Text">Masked <text:s text:c="9"/>CAAGGCAAATTATAATACAGTTATTCTATTGGCACGACTCAAATGTATAGCTGTCT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GGTTTGTTTAGAAGGAGCATGTAAATATGCAAATACATTGAACACAAGGTTTCTG</text:p>
      <text:p text:style-name="Preformatted_20_Text">Masked <text:s text:c="9"/>AAAAAGGTTTGTTTAGAAGGAGCATGTAAATATGCAAATACATTGAACACAAGGTT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TGCCAAATACAGTTTGAAAATAAGAAACAATAACAGTTCTACCTTTTCTTCAAATT</text:p>
      <text:p text:style-name="Preformatted_20_Text">Masked <text:s text:c="9"/>CTGTTGCCAAATACAGTTTGAAAATAAGAAACAATAACAGTTCTACCTTTTCTTC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ATAAGTTTCAGATTGGTTTATCTGAATTGAAATATGACTGACAGTTCAAAGAAATG</text:p>
      <text:p text:style-name="Preformatted_20_Text">Masked <text:s text:c="9"/>CTTTATAAGTTTCAGATTGGTTTATCTGAATTGAAATATGACTGACAGTTCAAAGA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CTATGTATTCATATTCTTATTAGATTTCTCCAGCAGTATTATATACTCTATAGGAA</text:p>
      <text:p text:style-name="Preformatted_20_Text">Masked <text:s text:c="9"/>CAAACTATGTATTCATATTCTTATTAGATTTCTCCAGCAGTATTATATACTCTATA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AGTGGTTTTATCTCTGCATCACAGGCATCCCAGAAGCATCGCTAAGGAAGCAAATC</text:p>
      <text:p text:style-name="Preformatted_20_Text">Masked <text:s text:c="9"/>AAGGAGTGGTTTTATCTCTGCATCACAGGCATCCCAGAAGCATCGCTAAGGAAGCA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TATTTGATGCTGCAGGGGTGGACATTTGTATTATAGCAATATAGGTTAGGTGGAAA</text:p>
      <text:p text:style-name="Preformatted_20_Text">Masked <text:s text:c="9"/>ACAGTATTTGATGCTGCAGGGGTGGACATTTGTATTATAGCAATATAGGTTAGGTGGNNN</text:p>
      <text:p text:style-name="Preformatted_20_Text"><text:s text:c="16"/>********************************************************* <text:s text:c="2"/></text:p>
      <text:p text:style-name="Preformatted_20_Text"/>
      <text:p text:style-name="Preformatted_20_Text">Unmasked <text:s text:c="7"/>GAAAAAAGAAGTAGTTAAAAAAAAAAAAAAAGTGGAGAGCAAAATAATTGAAAAGGTTAG</text:p>
      <text:p text:style-name="Preformatted_20_Text">Masked <text:s text:c="9"/>NNNNNNNNNNNNNNNNNNNNNNNNNNNNNNNGTGGAGAGCAAAATAATTGAAAAGGTTAG</text:p>
      <text:p text:style-name="Preformatted_20_Text"><text:s text:c="47"/>*****************************</text:p>
      <text:p text:style-name="Preformatted_20_Text"/>
      <text:p text:style-name="Preformatted_20_Text">Unmasked <text:s text:c="7"/>AGTGAGGGATAATGAGGGAAAGTGCATTTTCTGACAGTTTTACACAAGGCAGAGATCGAA</text:p>
      <text:p text:style-name="Preformatted_20_Text">Masked <text:s text:c="9"/>AGTGAGGGATAATGAGGGAAAGTGCATTTTCTGACAGTTTTACACAAGGCAGAGATC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TTGAGATAACAAATTTATCTCTACAGAAATTTCAATGAACTGAGACTGGCATAATC</text:p>
      <text:p text:style-name="Preformatted_20_Text">Masked <text:s text:c="9"/>CTGGTTGAGATAACAAATTTATCTCTACAGAAATTTCAATGAACTGAGACTGGCAT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CTGAGACCTTCTCTGCTTTAAATGCAGAAGGGAAGATGTGGAAGGAGCAGATCTAGG</text:p>
      <text:p text:style-name="Preformatted_20_Text">Masked <text:s text:c="9"/>TGGCTGAGACCTTCTCTGCTTTAAATGCAGAAGGGAAGATGTGGAAGGAGCAGATC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TGGAATCCCAAGATCAAATGAGGGCCAAAAAAGAGTTCAGTATTTTATTTCTGTC</text:p>
      <text:p text:style-name="Preformatted_20_Text">Masked <text:s text:c="9"/>TCCCATGGAATCCCAAGATCAAATGAGGGCCAAAAAAGAGTTCAGTATTTTATTTC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ATAACAGAGCCAAGCCCAATCCAAAAAATACAGACATAATAAAGTATGAAAAAAAT</text:p>
      <text:p text:style-name="Preformatted_20_Text">Masked <text:s text:c="9"/>TCTCATAACAGAGCCAAGCCCAATCCAAAAAATACAGACATAATAAAGTATGAAAAAAA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CTAAAACTACACCAACAGCTGCTGGTAGTTGTTGCCTCGTGAAATAGGAGCTGATGAAT</text:p>
      <text:p text:style-name="Preformatted_20_Text">Masked <text:s text:c="9"/>ACTAAAACTACACCAACAGCTGCTGGTAGTTGTTGCCTCGTGAAATAGGAGCTGAT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AGGAAAAGATTGGATTTTCCTCTGACTTCAGGCGAAGACTAGCTGTGTTGATTTCT</text:p>
      <text:p text:style-name="Preformatted_20_Text">Masked <text:s text:c="9"/>GCAAAGGAAAAGATTGGATTTTCCTCTGACTTCAGGCGAAGACTAGCTGTGTTGA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GGAAAAATAACAGTCAACACAAGCTTGCCTTCCTGTAGTGCTACTGGTAATTTGT</text:p>
      <text:p text:style-name="Preformatted_20_Text">Masked <text:s text:c="9"/>AAGCTGGAAAAATAACAGTCAACACAAGCTTGCCTTCCTGTAGTGCTACTGGTAAT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TAAGAAGTAAAAGAACTTTTGAGATATGAGATAAATCCATGAATGCAGATATGACT</text:p>
      <text:p text:style-name="Preformatted_20_Text">Masked <text:s text:c="9"/>AGGTTAAGAAGTAAAAGAACTTTTGAGATATGAGATAAATCCATGAATGCAGATAT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ATATGGGTCAATCGATTTGGATTTACTGATTGTTAATATAGAATTTCTGTTAAAAA</text:p>
      <text:p text:style-name="Preformatted_20_Text">Masked <text:s text:c="9"/>AAGGATATGGGTCAATCGATTTGGATTTACTGATTGTTAATATAGAATTTCTGTT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CCAGAAAAGTGGAAGACTGCTGGCATCTTCTTAGTCATAACATCCAGGCAGAGCTA</text:p>
      <text:p text:style-name="Preformatted_20_Text">Masked <text:s text:c="9"/>TAGTCCAGAAAAGTGGAAGACTGCTGGCATCTTCTTAGTCATAACATCCAGGCAGAG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CTCCAGTTAAAAGAGTGAGTTGCTGTGTAGCAGGGAGGGCCTGTTGAAGTTCATTGT</text:p>
      <text:p text:style-name="Preformatted_20_Text">Masked <text:s text:c="9"/>GGACTCCAGTTAAAAGAGTGAGTTGCTGTGTAGCAGGGAGGGCCTGTTGAAGTTCA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AAATCTCTGATTCCTTTTAGAATTTCAGAACAAGGTCCAAAATACAAATACAAACA</text:p>
      <text:p text:style-name="Preformatted_20_Text">Masked <text:s text:c="9"/>ACTGAAATCTCTGATTCCTTTTAGAATTTCAGAACAAGGTCCAAAATACAAATAC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CTCACATTTTCTGGGTACCTCAATTTGGGAGGCACTCACATTGCCTCAGGAACACT</text:p>
      <text:p text:style-name="Preformatted_20_Text">Masked <text:s text:c="9"/>TCAGCTCACATTTTCTGGGTACCTCAATTTGGGAGGCACTCACATTGCCTCAGGAA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ACTTCTCATTTAATTCCTAATAGATTCTGTCATTCAGCTCATATGAGCTTTGATTT</text:p>
      <text:p text:style-name="Preformatted_20_Text">Masked <text:s text:c="9"/>ACTAACTTCTCATTTAATTCCTAATAGATTCTGTCATTCAGCTCATATGAGCTTTG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TCTCCATACAGTTAATTTCTGGAAAACAGCTGTACTATAATTTACCTTGAAATA</text:p>
      <text:p text:style-name="Preformatted_20_Text">Masked <text:s text:c="9"/>AAAAAATCTCCATACAGTTAATTTCTGGAAAACAGCTGTACTATAATTTACCTTG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TTTTGTGGTTCTGTGTCATATTTCTATTGCATTTACTTTGGAAGGAATTTCATCTG</text:p>
      <text:p text:style-name="Preformatted_20_Text">Masked <text:s text:c="9"/>ACTCTTTTGTGGTTCTGTGTCATATTTCTATTGCATTTACTTTGGAAGGAATTTCA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CAGAATAGTTAAAATATTTTAACCCTTTGAGACTAAATTTCTGTCACACAAAACAA</text:p>
      <text:p text:style-name="Preformatted_20_Text">Masked <text:s text:c="9"/>CTACCAGAATAGTTAAAATATTTTAACCCTTTGAGACTAAATTTCTGTCACACAA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GCCAGTTAGCGACGTCAGGAAAAACAAACAAACAAACAAACAAAACTTCCTCTTTAT</text:p>
      <text:p text:style-name="Preformatted_20_Text">Masked <text:s text:c="9"/>ACGGCCAGTTAGCGACGTCAGGAANNNNNNNNNNNNNNNNNNNNNNNACTTCCTCTTTAT</text:p>
      <text:p text:style-name="Preformatted_20_Text"><text:s text:c="16"/>************************ <text:s text:c="22"/>*************</text:p>
      <text:p text:style-name="Preformatted_20_Text"/>
      <text:p text:style-name="Preformatted_20_Text">Unmasked <text:s text:c="7"/>AAGTGGTTACATTAGACATTATTCAGCAATTCAGGGTCCTAGCACTGAAATCCGGCACTC</text:p>
      <text:p text:style-name="Preformatted_20_Text">Masked <text:s text:c="9"/>AAGTGGTTACATTAGACATTATTCAGCAATTCAGGGTCCTAGCACTGAAATCCGGCACT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TAAGCACTCCTAAGGACTATATGCTGGAAGTTTATGTGGAGCACACCATTATCACATAC</text:p>
      <text:p text:style-name="Preformatted_20_Text">Masked <text:s text:c="9"/>CTAAGCACTCCTAAGGACTATATGCTGGAAGTTTATGTGGAGCACACCATTATCAC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TCACTGGCAGTAATGACCTGGAAAAATAGAAAGGGACAAACGGTAGATGAATTGTC</text:p>
      <text:p text:style-name="Preformatted_20_Text">Masked <text:s text:c="9"/>CAACTCACTGGCAGTAATGACCTGGAAAAATAGAAAGGGACAAACGGTAGATGAAT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GCAACTCTAGCAATAAAAAAGAAGTCTCTATTCCTCCCTGGGGATCTATATCTTAGC</text:p>
      <text:p text:style-name="Preformatted_20_Text">Masked <text:s text:c="9"/>TGGGCAACTCTAGCAATAAAAAAGAAGTCTCTATTCCTCCCTGGGGATCTATATCT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GAGAAAAAACATTGATGAGGAGTAATATATTGAGATATATATATCATGTGAGGCAG</text:p>
      <text:p text:style-name="Preformatted_20_Text">Masked <text:s text:c="9"/>TATGGAGAAAAAACATTGATGAGGAGTAATATATTGAGATATATATATCATGTGAG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GCAGAAATAGGTTTTGAGAAAGAGAAGAAAACAGCCCAAGTCCCTCTGAAAGCCAT</text:p>
      <text:p text:style-name="Preformatted_20_Text">Masked <text:s text:c="9"/>CACAGCAGAAATAGGTTTTGAGAAAGAGAAGAAAACAGCCCAAGTCCCTCTGAAAG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AAAACAAAGTAAATTTAAGGTACCTGCATAAGAAATCCATTTGAGGAATAAAACAG</text:p>
      <text:p text:style-name="Preformatted_20_Text">Masked <text:s text:c="9"/>TTCTAAAACAAAGTAAATTTAAGGTACCTGCATAAGAAATCCATTTGAGGAATAAA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ATGAACATTATCAGATCCCAATGGATGTGATCAACAAAACTCCTATGTCTCCACAA</text:p>
      <text:p text:style-name="Preformatted_20_Text">Masked <text:s text:c="9"/>CAAGATGAACATTATCAGATCCCAATGGATGTGATCAACAAAACTCCTATGTCTCC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GCAAAAAGGAAACACAAGCTTTCTTAAATTTGGGGGTTTTAGAGAATGAGTATTCTT</text:p>
      <text:p text:style-name="Preformatted_20_Text">Masked <text:s text:c="9"/>GTAGCAAAAAGGAAACACAAGCTTTCTTAAATTTGGGGGTTTTAGAGAATGAGTA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ACAGTCTGATTGTAAATCCTTTAAATCCAGTGACCTAGATAAAGAACAATTTCACA</text:p>
      <text:p text:style-name="Preformatted_20_Text">Masked <text:s text:c="9"/>ATTTACAGTCTGATTGTAAATCCTTTAAATCCAGTGACCTAGATAAAGAACAATTT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TTTCTGAGCAACAACAAATCTTTGAATAAGTTAAACAGGAGATAGTTCATGCATTA</text:p>
      <text:p text:style-name="Preformatted_20_Text">Masked <text:s text:c="9"/>TGGATTTCTGAGCAACAACAAATCTTTGAATAAGTTAAACAGGAGATAGTTCATGC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CTTGGGCCACTCAAAGCATGACAAGATGTAAAAAACATGCTCTGTGCTGCAGCCAGG</text:p>
      <text:p text:style-name="Preformatted_20_Text">Masked <text:s text:c="9"/>GTCCTTGGGCCACTCAAAGCATGACAAGATGTAAAAAACATGCTCTGTGCTGCAGCC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TTGGCCACACCTAGAGCCTGCGGCAGAGAGCCCCAGGGGAGACTCGATGTCAACCT</text:p>
      <text:p text:style-name="Preformatted_20_Text">Masked <text:s text:c="9"/>GAGATTGGCCACACCTAGAGCCTGCGGCAGAGAGCCCCAGGGGAGACTCGATGTCAA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GAGTTTTGGAGTTAGGGAAACAGAGAATCTGAGGCCCTCTATACTCCAACTGAAAAA</text:p>
      <text:p text:style-name="Preformatted_20_Text">Masked <text:s text:c="9"/>CTAGAGTTTTGGAGTTAGGGAAACAGAGAATCTGAGGCCCTCTATACTCCAACTG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TATTGGCAGCAAATGAAGGAGTTTGAGCTGCCTTGGAAATGGATTGTTCTGAAACA</text:p>
      <text:p text:style-name="Preformatted_20_Text">Masked <text:s text:c="9"/>GAAATATTGGCAGCAAATGAAGGAGTTTGAGCTGCCTTGGAAATGGATTGTTCTG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TCCTCTTGATACCTTGACTGCCCATGTTGCACTGGACATTCAAAGTGAGGGTCCTC</text:p>
      <text:p text:style-name="Preformatted_20_Text"><text:soft-page-break/>Masked <text:s text:c="9"/>CAGCTCCTCTTGATACCTTGACTGCCCATGTTGCACTGGACATTCAAAGTGAGGGT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CATATCATTAACTGATGATTAGAGACCTCTGTCTCTAATTCTTTCATTACTCTAAC</text:p>
      <text:p text:style-name="Preformatted_20_Text">Masked <text:s text:c="9"/>TCTACATATCATTAACTGATGATTAGAGACCTCTGTCTCTAATTCTTTCATTACTCT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GATTACCAATGACATGAATATGACATGAGCTTTCTGTCAAATTTCTTTTGGTCAGC</text:p>
      <text:p text:style-name="Preformatted_20_Text">Masked <text:s text:c="9"/>ACTAGATTACCAATGACATGAATATGACATGAGCTTTCTGTCAAATTTCTTTTGGT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AAGAGCAACTGTGATGGATCATCTTTATATAGCAGCCTTCAAGAATAAATAGTAAA</text:p>
      <text:p text:style-name="Preformatted_20_Text">Masked <text:s text:c="9"/>TTACAAGAGCAACTGTGATGGATCATCTTTATATAGCAGCCTTCAAGAATAAATAG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TGGAAGTACCTTAGCCTAGCACTAGTGCTTTTCTCCTTCCTGCTACTCTTCTCCCC</text:p>
      <text:p text:style-name="Preformatted_20_Text">Masked <text:s text:c="9"/>AATATGGAAGTACCTTAGCCTAGCACTAGTGCTTTTCTCCTTCCTGCTACTCTTCTC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CAGTCGGTAGTTAATCTACCCTCCACAATGAGTATATCATGTGCAATCAATGAGCT</text:p>
      <text:p text:style-name="Preformatted_20_Text">Masked <text:s text:c="9"/>ACTACAGTCGGTAGTTAATCTACCCTCCACAATGAGTATATCATGTGCAATCAATG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AACAGCCCATCCTTTAAAGGATGCCAAACTGACTTACCTTTTGATCTAGCCACAGC</text:p>
      <text:p text:style-name="Preformatted_20_Text">Masked <text:s text:c="9"/>TCATAACAGCCCATCCTTTAAAGGATGCCAAACTGACTTACCTTTTGATCTAGCCA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CAAAAAAACTGGCAATGTAAACAATGGAAAAATGGAAAATATTGTTATGTGCCTAC</text:p>
      <text:p text:style-name="Preformatted_20_Text">Masked <text:s text:c="9"/>TTGACAAAAAAACTGGCAATGTAAACAATGGAAAAATGGAAAATATTGTTATGTGC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TATCTGATGTGCAGCAATGTGTCCGGTGTGCAGCAGCATACCTGGCATCCTGGAAA</text:p>
      <text:p text:style-name="Preformatted_20_Text">Masked <text:s text:c="9"/>AATCTATCTGATGTGCAGCAATGTGTCCGGTGTGCAGCAGCATACCTGGCATCCTG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GGCTTGCAGCTGACACAACTTAGCATCAAGAAGCCTCTTCCCTCCTCTTCCCCACT</text:p>
      <text:p text:style-name="Preformatted_20_Text">Masked <text:s text:c="9"/>GCAAGGCTTGCAGCTGACACAACTTAGCATCAAGAAGCCTCTTCCCTCCTCTTCCC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TTGCCCTATCACTAGCACTTCAGTATTTGGAGCAGAAAGTCTCCTACTTATCATGG</text:p>
      <text:p text:style-name="Preformatted_20_Text">Masked <text:s text:c="9"/>TTGTTTGCCCTATCACTAGCACTTCAGTATTTGGAGCAGAAAGTCTCCTACTTATC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TAGCCGCTGTGAGGAGACAGCAAAACTAAAATAGATTCTGACAAATTAGGTTTCCA</text:p>
      <text:p text:style-name="Preformatted_20_Text">Masked <text:s text:c="9"/>ATGATAGCCGCTGTGAGGAGACAGCAAAACTAAAATAGATTCTGACAAATTAGGTT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TCATTTCCTCATTCTTGAGGAAATGGCCGCAAGTTGTGCCAGAGGAGGTTTAGATT</text:p>
      <text:p text:style-name="Preformatted_20_Text">Masked <text:s text:c="9"/>CTTCTCATTTCCTCATTCTTNNNNNNNNNNNNNNNNNNNNNNNNNNNNNNNNNNNNNNNN</text:p>
      <text:p text:style-name="Preformatted_20_Text"><text:s text:c="16"/>******************** <text:s text:c="39"/></text:p>
      <text:p text:style-name="Preformatted_20_Text"/>
      <text:p text:style-name="Preformatted_20_Text">Unmasked <text:s text:c="7"/>AGACATAAGGAAGAACTTTTTCTCTCAGAAGTGGTCAGGCACTTGAATGGCTGCCCAG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TGGTGGAGTTGCCATCCCTGGTAGTGTTCAAGAGGCATCTGGATGAAGAGCTAT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ATATGGTTTAGTGCTTGTGGTAGCAATGGTAATGGGTGAATGGCTGGACTAGATGAT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GGTCTTTCCAACCTTGTGATTCTATGATTCTGTGATTTGCACATATCCTGTAGCCAG</text:p>
      <text:p text:style-name="Preformatted_20_Text">Masked <text:s text:c="9"/>NNNNNNNNNNNNNNNNNNNNNNNNNNNNNNNNNNGTGATTTGCACATATCCTGTAGCCAG</text:p>
      <text:p text:style-name="Preformatted_20_Text"><text:s text:c="50"/>**************************</text:p>
      <text:p text:style-name="Preformatted_20_Text"/>
      <text:p text:style-name="Preformatted_20_Text">Unmasked <text:s text:c="7"/>CAGATTCAAGTGCATGCAAATAATAGACATAGTAAGCTACTAAATTAATAAGATTAAATG</text:p>
      <text:p text:style-name="Preformatted_20_Text">Masked <text:s text:c="9"/>CAGATTCAAGTGCATGCAAATAATAGACATAGTAAGCTACTAAATTAATAAGATTA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TAGAAACGGAAATGAGAAGCACGGAAAACAAGCTGCAAAAAAAAAATGGAAAATTC</text:p>
      <text:p text:style-name="Preformatted_20_Text">Masked <text:s text:c="9"/>GAAGTAGAAACGGAAATGAGAAGCACGGAAAACAAGCTGCAAAAAAAAAATGGAAA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AGACTTTTTCTACTGAGAGAAATCAAATACTGGGACGGATCTACATGACAGCAGCA</text:p>
      <text:p text:style-name="Preformatted_20_Text">Masked <text:s text:c="9"/>AATCAGACTTTTTCTACTGAGAGAAATCAAATACTGGGACGGATCTACATGACAGC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CCAGCTTTGCAGGAAGTCAAAATGCAGTGAAGGAATACTTTGAGAAATTTGGTAAGC</text:p>
      <text:p text:style-name="Preformatted_20_Text">Masked <text:s text:c="9"/>TATCCAGCTTTGCAGGAAGTCAAAATGCAGTGAAGGAATACTTTGAGAAATTTGGTA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TCCCTGTTCTGAGCAGAAAGTTGGACAAGATGACCTTCTCTACCTAAATTCTAAAG</text:p>
      <text:p text:style-name="Preformatted_20_Text">Masked <text:s text:c="9"/>ACTGTCCCTGTTCTGAGCAGAAAGTTGGACAAGATGACCTTCTCTACCTAAATTCT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GATTTGCAATGAAAGTGGTGTCTCCATTAGAGGTCACTGTTGTGCAAGCACCCGGC</text:p>
      <text:p text:style-name="Preformatted_20_Text">Masked <text:s text:c="9"/>CTATGATTTGCAATGAAAGTGGTGTCTCCATTAGAGGTCACTGTTGTGCAAGCACCC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CACCACAAAAAAAAAAATAAGAAAAATAACTGCAGAGAGAAAGTGCCGTGTGAAGT</text:p>
      <text:p text:style-name="Preformatted_20_Text">Masked <text:s text:c="9"/>ATGACACCACAAAAAAAAAAATAAGAAAAATAACTGCAGAGAGAAAGTGCCGTGTG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TTCCTTCCATTTGACAGCTGAAAAGTGACATATGTCTTGCAGGTGTACAGTGGAA</text:p>
      <text:p text:style-name="Preformatted_20_Text">Masked <text:s text:c="9"/>AGTGTTTCCTTCCATTTGACAGCTGAAAAGTGACATATGTCTTGCAGGTGTACAGT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GGGAAACACAACCCAATCACATCTCCCAGGTTTCTTAGTTAGCATGTGCCAGCTACG</text:p>
      <text:p text:style-name="Preformatted_20_Text">Masked <text:s text:c="9"/>GAGGGGAAACACAACCCAATCACATCTCCCAGGTTTCTTAGTTAGCATGTGCCAGCTA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AAAATTGACAGTGCAAGGATAGCAGAGAGGAGAGTGTTGGGGAAAAACAAACATAC</text:p>
      <text:p text:style-name="Preformatted_20_Text">Masked <text:s text:c="9"/>GATTAAAATTGACAGTGCAAGGATAGCAGAGAGGAGAGTGTTGGGGAANNNNNNNNNNNN</text:p>
      <text:p text:style-name="Preformatted_20_Text"><text:s text:c="16"/>************************************************ <text:s text:c="11"/></text:p>
      <text:p text:style-name="Preformatted_20_Text"/>
      <text:p text:style-name="Preformatted_20_Text">Unmasked <text:s text:c="7"/>AAATAAACAAAAACAAAAAAACAGAAGAGTAGGACCAGAAGCAATAATTCTTTTTTTTTT</text:p>
      <text:p text:style-name="Preformatted_20_Text">Masked <text:s text:c="9"/>NNNNNNNNNNNNNNNNNNNNNNNGAAGAGTAGGACCAGAAGCAATAATTCTTTTTTTTTT</text:p>
      <text:p text:style-name="Preformatted_20_Text"><text:s text:c="39"/>*************************************</text:p>
      <text:p text:style-name="Preformatted_20_Text"/>
      <text:p text:style-name="Preformatted_20_Text">Unmasked <text:s text:c="7"/>TTTTAATAAAATGTGGATATATTAGCTAGCACTCTTATGCAGACAGAGTATATGCTCTAC</text:p>
      <text:p text:style-name="Preformatted_20_Text">Masked <text:s text:c="9"/>TTTTAATAAAATGTGGATATATTAGCTAGCACTCTTATGCAGACAGAGTATATGCT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CTGTAAGCCAAAAGGACTTCAACAAATGGAAAACATATTTCAATTCTTCTCTGTG</text:p>
      <text:p text:style-name="Preformatted_20_Text">Masked <text:s text:c="9"/>AAAAGCTGTAAGCCAAAAGGACTTCAACAAATGGAAAACATATTTCAATTCTTCTCTGTG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CTTTTTCAAAGGAGCAGAGGAAGACACTCTTATTTAACCTAATTTTCCTTTTTTTTTTTT</text:p>
      <text:p text:style-name="Preformatted_20_Text">Masked <text:s text:c="9"/>CTTTTTCAAAGGAGCAGAGGAAGACACTCTTATTTAACCTAATTTTCCNNNNNNNNNNNN</text:p>
      <text:p text:style-name="Preformatted_20_Text"><text:s text:c="16"/>************************************************ <text:s text:c="11"/></text:p>
      <text:p text:style-name="Preformatted_20_Text"/>
      <text:p text:style-name="Preformatted_20_Text">Unmasked <text:s text:c="7"/>TTTTTTTTTTTTTTTTTTNAAAAAAAAAAAAAAAAAAAAAAAAAAAAAGTGTTGAGGTTT</text:p>
      <text:p text:style-name="Preformatted_20_Text">Masked <text:s text:c="9"/>NNNNNNNNNNNNNNNNNNNNNNNNNNNNNNNNNNNNNNNNNNNNNNNNGTGTTGAGGTTT</text:p>
      <text:p text:style-name="Preformatted_20_Text"><text:s text:c="34"/>* <text:s text:c="28"/>************</text:p>
      <text:p text:style-name="Preformatted_20_Text"/>
      <text:p text:style-name="Preformatted_20_Text">Unmasked <text:s text:c="7"/>GACTAGTATTTTGAAAAGTATCAAAAACATAACAGGCTTATTTGCCAGACATTGTGACAG</text:p>
      <text:p text:style-name="Preformatted_20_Text">Masked <text:s text:c="9"/>GACTAGTATTTTGAAAAGTATCAAAAACATAACAGGCTTATTTGCCAGACATTGTG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TTGGCTTGATAGAAGGAAGGAGAACAAGGGTTCTCCCCATATGTGCCACAGAAACT</text:p>
      <text:p text:style-name="Preformatted_20_Text">Masked <text:s text:c="9"/>GGCATTGGCTTGATAGAAGGAAGGAGAACAAGGGTTCTCCCCATATGTGCCACAGA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TTAGTATGTATTTTACTTGTTCCTCTCTAACCAGCACAATTGTCCTGAAGTTATGT</text:p>
      <text:p text:style-name="Preformatted_20_Text">Masked <text:s text:c="9"/>ATATTTAGTATGTATTTTACTTGTTCCTCTCTAACCAGCACAATTGTCCTGAAGTT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GAAGAGTGTTTTCCAACCCTCCTTCTCCTCCATTTGCAGCACCAGCTTAAGGAACT</text:p>
      <text:p text:style-name="Preformatted_20_Text">Masked <text:s text:c="9"/>TTTTGAAGAGTGTTTTCCAACCCTCCTTCTCCTCCATTTGCAGCACCAGCTTAAGG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ATACAGTCATTCCTCTTATGCTGTTATTCTAATCCTGTGTCTCTTTGCATTGTTGG</text:p>
      <text:p text:style-name="Preformatted_20_Text">Masked <text:s text:c="9"/>TCTCATACAGTCATTCCTCTTATGCTGTTATTCTAATCCTGTGTCTCTTTGCATTG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AACATGCTGTTATGTAACCTCAAACAGTAAAAATAATCTAGCCTGAAAAGCAGCTC</text:p>
      <text:p text:style-name="Preformatted_20_Text">Masked <text:s text:c="9"/>TACAAACATGCTGTTATGTAACCTCAAACAGTAAAAATAATCTAGCCTGAAAAGCAG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CCATGCCTCACTCTTTCTTTCTTCTTCTTTCCTTGAATATCTTCAATCTGCATCT</text:p>
      <text:p text:style-name="Preformatted_20_Text">Masked <text:s text:c="9"/>TTTTCCCATGCCTCACTCTTTCTTTCTTCTTCTTTCCTTGAATATCTTCAATCTGC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AAAGATATATGATATAGAACAGTATTTAGCAGCAAACCTGAGGAGATGTGGGTGAG</text:p>
      <text:p text:style-name="Preformatted_20_Text">Masked <text:s text:c="9"/>TTTCAAAGATATATGATATAGAACAGTATTTAGCAGCAAACCTGAGGAGATGTGGG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TGCTTTTTATACTGAAACTTCACCTTCAACTGTAACAAAAAATTGTGGAGGTCAAT</text:p>
      <text:p text:style-name="Preformatted_20_Text">Masked <text:s text:c="9"/>GAACTGCTTTTTATACTGAAACTTCACCTTCAACTGTAACAAAAAATTGTGGAGGT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AGCATCATAGCTTTTTAACAGTTTACAAGTGTAACTGTGTGATATCCCGTGCCACA</text:p>
      <text:p text:style-name="Preformatted_20_Text">Masked <text:s text:c="9"/>ATATAGCATCATAGCTTTTTAACAGTTTACAAGTGTAACTGTGTGATATCCCGTGC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AACACTAAGAAAGTGTTATTTCCTCAGAAGGAACTACTAGCCAAGGTGACTGCAGA</text:p>
      <text:p text:style-name="Preformatted_20_Text">Masked <text:s text:c="9"/>CATCAACACTAAGAAAGTGTTATTTCCTCAGAAGGAACTACTAGCCAAGGTGACTG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AACAGCACAAGCTGTTTTTCTATTGTGAATTTTCCACTGATGTTGTGAAACTGTTT</text:p>
      <text:p text:style-name="Preformatted_20_Text">Masked <text:s text:c="9"/>GCATAACAGCACAAGCTGTTTTTCTATTGTGAATTTTCCACTGATGTTGTGAAAC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ACAGGAGAATTTGCAGAAACTAAGTACAGCATGAATGGCAAACAAATGATGACTTA</text:p>
      <text:p text:style-name="Preformatted_20_Text">Masked <text:s text:c="9"/>ACTTACAGGAGAATTTGCAGAAACTAAGTACAGCATGAATGGCAAACAAATGATGACTT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AAGTAGAATGCTGCAAGAAATCATGCAAGACTACTTACTGACATCTAAAACTGTGTTTG</text:p>
      <text:p text:style-name="Preformatted_20_Text">Masked <text:s text:c="9"/>GAAGTAGAATGCTGCAAGAAATCATGCAAGACTACTTACTGACATCTAAAACTGTG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AGTGTCAGTAACCTCACACTTCTATCATACATGCTCCCTTCCATAAACCCAAACCTT</text:p>
      <text:p text:style-name="Preformatted_20_Text">Masked <text:s text:c="9"/>CCCAGTGTCAGTAACCTCACACTTCTATCATACATGCTCCCTTCCATAAACCCAAA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CCTGGATTGTCGTCTTCCTACATCATAGTTTACACAAACAGGGATCCTAGTCTATTG</text:p>
      <text:p text:style-name="Preformatted_20_Text">Masked <text:s text:c="9"/>GATCCTGGATTGTCGTCTTCCTACATCATAGTTTACACAAACAGGGATCCTAGTCT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CATTCTTATAAAACATCTTCAGCTCTGCAAAAAAAAGAATCTTAACTGTATGTCAT</text:p>
      <text:p text:style-name="Preformatted_20_Text">Masked <text:s text:c="9"/>TCTACATTCTTATAAAACATCTTCAGCTCTGCAAAAAAAAGAATCTTAACTGTATG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TTGAATCTTTGCCATGTGACAGGCCTAGCCCCCTTTATCCCACCCTTTCCCCTGTGG</text:p>
      <text:p text:style-name="Preformatted_20_Text">Masked <text:s text:c="9"/>GGATTGAATCTTTGCCATGTGACAGGCCTAGCCCCCTTTATCCCACCCTTTCCCCT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CAGAAGAGAAGTAAGAAGGAGTTGTTGCTCACAGAATCACAGAATGGCCAGGGTTG</text:p>
      <text:p text:style-name="Preformatted_20_Text">Masked <text:s text:c="9"/>AAACCAGAAGAGAAGTAAGAAGGAGTTGTTGCTCACNNNNNNNNNNNNNNNNNNNNNNNN</text:p>
      <text:p text:style-name="Preformatted_20_Text"><text:s text:c="16"/>************************************ <text:s text:c="23"/></text:p>
      <text:p text:style-name="Preformatted_20_Text"/>
      <text:p text:style-name="Preformatted_20_Text">Unmasked <text:s text:c="7"/>GAAGGGACCTCAAGGATCATGAATCTCCAACCCCCATGACACATGCAGGGCCATCAA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CATTTAATGCTAGACCAGGCTGCCCAGGGCCATCCAATCTGGCCTTGAACACCT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ATGGGGCATCCACAACCTCTCTGGGCTGCCTGTTCCAGCACCTCACCACCCTCT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AAGAATTTCAAATTCAATTGTAGTTCTTTAGCAACAGTTCCAATTCCATCTTGATATC</text:p>
      <text:p text:style-name="Preformatted_20_Text">Masked <text:s text:c="9"/>NNNNNNNNNNNAAATTCAATTGTAGTTCTTTAGCAACAGTTCCAATTCCATCTTGATATC</text:p>
      <text:p text:style-name="Preformatted_20_Text"><text:s text:c="27"/>*************************************************</text:p>
      <text:p text:style-name="Preformatted_20_Text"/>
      <text:p text:style-name="Preformatted_20_Text">Unmasked <text:s text:c="7"/>ATAATACCTATGGAAAACCATGACACTATCCTCTTTCTGAGTCATATTTCACTGTGCTTC</text:p>
      <text:p text:style-name="Preformatted_20_Text">Masked <text:s text:c="9"/>ATAATACCTATGGAAAACCATGACACTATCCTCTTTCTGAGTCATATTTCACTGTG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CTTGATCCTGTACTCTCAGCCATCACTCAGTCTCTCTGCACTAACTGAGCACAGAGA</text:p>
      <text:p text:style-name="Preformatted_20_Text">Masked <text:s text:c="9"/>GACCTTGATCCTGTACTCTCAGCCATCACTCAGTCTCTCTGCACTAACTGAGCACA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GCTGAGAAACAGATATCCGAAAGTCCAACTGCAAAGTCCAGAAAGTTACAGCTAGT</text:p>
      <text:p text:style-name="Preformatted_20_Text">Masked <text:s text:c="9"/>ACAGGCTGAGAAACAGATATCCGAAAGTCCAACTGCAAAGTCCAGAAAGTTACAGC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TAATGAGTAATAGCTACGTCTTTGAAGGCACTGTTCAGCCATATAATAAGCTCACT</text:p>
      <text:p text:style-name="Preformatted_20_Text">Masked <text:s text:c="9"/>CAGCTAATGAGTAATAGCTACGTCTTTGAAGGCACTGTTCAGCCATATAATAAGCT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GTTGCTTGTAGGAGGCACATTATCCTGCAGTTTAGATGTGGAAGAGGTAGCTTCTG</text:p>
      <text:p text:style-name="Preformatted_20_Text"><text:soft-page-break/>Masked <text:s text:c="9"/>AATAGTTGCTTGTAGGAGGCACATTATCCTGCAGTTTAGATGTGGAAGAGGTAGCT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GAAACAACTACAGGCAAAGCAGGCAAAGCTGAGTCACTTCTGTCTTATTTCAAAGT</text:p>
      <text:p text:style-name="Preformatted_20_Text">Masked <text:s text:c="9"/>AACAGAAACAACTACAGGCAAAGCAGGCAAAGCTGAGTCACTTCTGTCTTATTTC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AATGTAGTGCTAATAGGATACGTCTGTTTTTACCAATTGCCTTGTGTGTATTCATA</text:p>
      <text:p text:style-name="Preformatted_20_Text">Masked <text:s text:c="9"/>AGTTAATGTAGTGCTAATAGGATACGTCTGTTTTTACCAATTGCCTTGTGTGTATT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TTATAAACTCAAGAGCAGAGAATCTATAAAGGAAGGACAAAATCAATAGAATCACA</text:p>
      <text:p text:style-name="Preformatted_20_Text">Masked <text:s text:c="9"/>TAGTTTATAAACTCAAGAGCAGAGAATCTATAAAGGAAGGACAAAATCAATANNNNNNNN</text:p>
      <text:p text:style-name="Preformatted_20_Text"><text:s text:c="16"/>**************************************************** <text:s text:c="7"/></text:p>
      <text:p text:style-name="Preformatted_20_Text"/>
      <text:p text:style-name="Preformatted_20_Text">Unmasked <text:s text:c="7"/>AAATCATAGAATCATCAAACTTGGAAAAGACCTCCAACATCATCTAGTCTAACCATTC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ATCACCAATATTTTCTTTCTAAAAGTACTTAGCACTTGACCATTTCCGACATTCACGA</text:p>
      <text:p text:style-name="Preformatted_20_Text">Masked <text:s text:c="9"/>NNNTCACCAATATTTTCTTTCTAAAAGTACTTAGCACTTGACCATTTCCGACATTCACGA</text:p>
      <text:p text:style-name="Preformatted_20_Text"><text:s text:c="19"/>*********************************************************</text:p>
      <text:p text:style-name="Preformatted_20_Text"/>
      <text:p text:style-name="Preformatted_20_Text">Unmasked <text:s text:c="7"/>GTCAGTTGGAAATACCAATATCAGCATTATTTTTCAAGAAGCTTCGCAATGCGAAGGACA</text:p>
      <text:p text:style-name="Preformatted_20_Text">Masked <text:s text:c="9"/>GTCAGTTGGAAATACCAATATCAGCATTATTTTTCAAGAAGCTTCGCAATGCGAAGG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ATTGAAAGGGTTTCCCAAGACACAAACAAAAATATCTGATGCTCAATCTGTGGTGC</text:p>
      <text:p text:style-name="Preformatted_20_Text">Masked <text:s text:c="9"/>AGAAATTGAAAGGGTTTCCCAAGACACAAACAAAAATATCTGATGCTCAATCTGTG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AGTTGTAAAATTAGTTCCACCTAAAATTAGTTCCTGCTGAGTGCAACCATCGAGAA</text:p>
      <text:p text:style-name="Preformatted_20_Text">Masked <text:s text:c="9"/>TTGAAGTTGTAAAATTAGTTCCACCTAAAATTAGTTCCTGCTGAGTGCAACCATCG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ATTATTAAAAGATTATCATTGAAATTTTTTAAATATTCCCCACATCAAAGTACTGT</text:p>
      <text:p text:style-name="Preformatted_20_Text">Masked <text:s text:c="9"/>GTTCATTATTAAAAGATTATCATTGAAATTTTTTAAATATTCCCCACATCAAAGTA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GTGCAAAAAGAAGTGATATTATAGATATCAGAGATTGGTGTTACATAGTATCTCCC</text:p>
      <text:p text:style-name="Preformatted_20_Text">Masked <text:s text:c="9"/>ATTAGTGCAAAAAGAAGTGATATTATAGATATCAGAGATTGGTGTTACATAGTATCT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GTGAACATAGTGTTCCGTGAGCTCCACAGCATAGTTCTTGTTGGAGTTCTTGTTTC</text:p>
      <text:p text:style-name="Preformatted_20_Text">Masked <text:s text:c="9"/>TCAAGTGAACATAGTGTTCCGTGAGCTCCACAGCATAGTTCTTGTTGGAGTTCTTG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GGTTATTCCTGCCATATAAGCAGAAGTAAAGGAGCTTAAAACTGGAAGTAATAGTT</text:p>
      <text:p text:style-name="Preformatted_20_Text">Masked <text:s text:c="9"/>TTTGGGTTATTCCTGCCATATAAGCAGAAGTAAAGGAGCTTAAAACTGGAAGTAAT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CCTTCTGTATCCACATCGACAGTGAATCAACAGGATTTGAATATACTTCTTGGAAC</text:p>
      <text:p text:style-name="Preformatted_20_Text">Masked <text:s text:c="9"/>TTTACCTTCTGTATCCACATCGACAGTGAATCAACAGGATTTGAATATACTTCTTG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TAATGATACACCAACCAGAAAAAAAAAAAAAGAAAAAAAATCACTTTTTAGCCTTG</text:p>
      <text:p text:style-name="Preformatted_20_Text">Masked <text:s text:c="9"/>CTGTTAATGATACACCAACCAGNNNNNNNNNNNNNNNNNNNNNNTCACTTTTTAGCCTTG</text:p>
      <text:p text:style-name="Preformatted_20_Text"><text:s text:c="16"/>********************** <text:s text:c="21"/>****************</text:p>
      <text:p text:style-name="Preformatted_20_Text"/>
      <text:p text:style-name="Preformatted_20_Text"><text:soft-page-break/>Unmasked <text:s text:c="7"/>TGACTGCCGTGGAAAGGTGATTTGACAAAATAGGCCATGGTTTCATTGCAACATAAATAA</text:p>
      <text:p text:style-name="Preformatted_20_Text">Masked <text:s text:c="9"/>TGACTGCCGTGGAAAGGTGATTTGACAAAATAGGCCATGGTTTCATTGCAACATA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CCTATTATATAATTCAGGTTAAACTGCAAAGCACCGAGTTTTTTAACTTGTCCTTT</text:p>
      <text:p text:style-name="Preformatted_20_Text">Masked <text:s text:c="9"/>CACTCCTATTATATAATTCAGGTTAAACTGCAAAGCACCGAGTTTTTTAACTTGTC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CATCATGTTTTAGAATACAACAACGGTTGTAACATAGCATATATTAAAGGTTAAAA</text:p>
      <text:p text:style-name="Preformatted_20_Text">Masked <text:s text:c="9"/>CTCCCATCATGTTTTAGAATACAACAACGGTTGTAACATAGCATATATTAAAGGT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GAGACTGTGAGAAGAGATTCTGAAATTGTTAATGGTTGCAGTTAGTGTAGAGTCTTC</text:p>
      <text:p text:style-name="Preformatted_20_Text">Masked <text:s text:c="9"/>TCCGAGACTGTGAGAAGAGATTCTGAAATTGTTAATGGTTGCAGTTAGTGTAGAGT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GGGAAGGAATAACTGCAATATCAGTACAGGCTGGGACATGACCTGCTGGAGAGGAG</text:p>
      <text:p text:style-name="Preformatted_20_Text">Masked <text:s text:c="9"/>AGCTGGGAAGGAATAACTGCAATATCAGNNNNNNNNNNNNNNNNNNNNNNNNNNNNNNNN</text:p>
      <text:p text:style-name="Preformatted_20_Text"><text:s text:c="16"/>**************************** <text:s text:c="31"/></text:p>
      <text:p text:style-name="Preformatted_20_Text"/>
      <text:p text:style-name="Preformatted_20_Text">Unmasked <text:s text:c="7"/>CCCTGTGGAGAAGGACCTGGGTGTCCTGGTGGACAGCAGGTTGGCAATGAGCCAGCA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CCTGGTGTCCAAGAAGGCCAATGGCATCCTGGGGTACATTATAAAGGAGTGTGG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AGGTCAAGGGAGGTGATCCTCGCCCCTCTACTCTGCCCTGCTCAGCCCTAACCTG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CTGTAACCAGTTCTGGGCTCCCTCGTACAAAAAAGACAGGGATCTCCTGAAAAGAG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AGGAGGGACACAAAGACGACAGAGGGCCTGGAGCATCTCCTCTGTAAAGAAAAG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TGACCTGGGTCTGTTCAGCACTGAGAAAAGAAGATTGAGAGGGGATCTTACTTATG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TAAGTAATGTAAGTGAGGGAGTCAAAGTGACACGGCCAACCTCTTTTCAGTGGTC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TGACAGAACAAGCAATATGGCCATAAAATTGAACATAGGATGTTCCACACAGATAT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GGAACTTCTTTACAGTGAGGATAATGGAGCACTGGAACAGGCTGTCCAGGGGGG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GAATCTCCTTACCTGTAGATATTCAAGACTCACCAGTACACCTACCTATGCAGCCT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TGTAGGGAGCCTGCTTTGCTTGCTGGACTTGATGACCTCTGGAGGCCTCTTCCAACC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ATTCTGTGATTCTCTGATTGTACTAGATATTAATTATCACGGAAGCTCATGAAAGAG</text:p>
      <text:p text:style-name="Preformatted_20_Text">Masked <text:s text:c="9"/>NNNNNNNNNNNNNNNNCTGATTGTACTAGATATTAATTATCACGGAAGCTCATGAAAGAG</text:p>
      <text:p text:style-name="Preformatted_20_Text"><text:s text:c="32"/>********************************************</text:p>
      <text:p text:style-name="Preformatted_20_Text"/>
      <text:p text:style-name="Preformatted_20_Text">Unmasked <text:s text:c="7"/>TGCGGAGGGAGAATGGTGAAAGAATCATGGCAACAATCATTCAACTTGAGCCTTCATTTT</text:p>
      <text:p text:style-name="Preformatted_20_Text">Masked <text:s text:c="9"/>TGCGGAGGGAGAATGGTGAAAGAATCATGGCAACAATCATTCAACTTGAGCCTTC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GTTCTACATGTTTTCAAATTCAGCCATACATGTTACACCTATTCGCACCTAAAGTG</text:p>
      <text:p text:style-name="Preformatted_20_Text">Masked <text:s text:c="9"/>CTCTGTTCTACATGTTTTCAAATTCAGCCATACATGTTACACCTATTCGCACCTAA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TTGATGTCAGTTGCATATTATTAAAATATTTTTTTGTCTTGAGTTTGTCAAAGATT</text:p>
      <text:p text:style-name="Preformatted_20_Text">Masked <text:s text:c="9"/>TGAATTGATGTCAGTTGCATATTATTAAAATATTTTTTTGTCTTGAGTTTGTCAAA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GACTTTCCAAAATTAATTGTGAACACTGTTTGTTTTTGTTAAGTAAACATCTTTTT</text:p>
      <text:p text:style-name="Preformatted_20_Text">Masked <text:s text:c="9"/>GCTTGACTTTCCAAAATTAATTGTGAACACTGTTTGTTTTTGTTAAGTAAACATC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CAAAAGTAGGCTGCTTACCACTAATATGACTTGCGCAGTTGCTACCAAATGTGTCT</text:p>
      <text:p text:style-name="Preformatted_20_Text">Masked <text:s text:c="9"/>AAAGCAAAAGTAGGCTGCTTACCACTAATATGACTTGCGCAGTTGCTACCAAATGTG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TTGAAGTTTTTAATTCAGTGACAAGGAAGAGAAAAAAAAAAAACAATAAAAAATCA</text:p>
      <text:p text:style-name="Preformatted_20_Text">Masked <text:s text:c="9"/>GATATTGAAGTTTTTAATTCAGTGACAAGGAAGAGNNNNNNNNNNNNNNNNNNNNNNTCA</text:p>
      <text:p text:style-name="Preformatted_20_Text"><text:s text:c="16"/>*********************************** <text:s text:c="21"/>***</text:p>
      <text:p text:style-name="Preformatted_20_Text"/>
      <text:p text:style-name="Preformatted_20_Text">Unmasked <text:s text:c="7"/>CATAACATTGACAAGGCCTAAATTGTTCAGTTCCCAGTTATTTTCTTTGACAGTTTAAGG</text:p>
      <text:p text:style-name="Preformatted_20_Text">Masked <text:s text:c="9"/>CATAACATTGACAAGGCCTAAATTGTTCAGTTCCCAGTTATTTTCTTTGACAGTTT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GATCTTGTAAAGGCCCTTTGCTACCCTCTATCCCGGGAAAGCTCATGGTACTCATG</text:p>
      <text:p text:style-name="Preformatted_20_Text">Masked <text:s text:c="9"/>AAGAGATCTTGTAAAGGCCCTTTGCTACCCTCTATCCCGGGAAAGCTCATGGTACT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ATGAGCTAGGTGAATACCCAAAGAGTCACAGATACCTGCTGCAAGTCTTTTGTTCA</text:p>
      <text:p text:style-name="Preformatted_20_Text">Masked <text:s text:c="9"/>GTAAATGAGCTAGGTGAATACCCAAAGAGTCACAGATACCTGCTGCAAGTCTTTTG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GGTTAACAGTGAGAGCAGGACATTGCTTGGAGCTGAGATGTTTTTTAGGAAAGGGT</text:p>
      <text:p text:style-name="Preformatted_20_Text">Masked <text:s text:c="9"/>GAAGGGTTAACAGTGAGAGCAGGACATTGCTTGGAGCTGAGATGTTTTTTAGGAAAG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TTTTGCTTCTCCAAACTAAAAACAAATGAGCTGGCAGGTGTTTAACACATGAAAA</text:p>
      <text:p text:style-name="Preformatted_20_Text">Masked <text:s text:c="9"/>TTCTGTTTTGCTTCTCCAAACTAAAAACAAATGAGCTGGCAGGTGTTTAACACAT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GAGAAGGTTGCATGTGAAGGCATGGGGAGCACAGAAACATCTCTTTCTCCCTCCAA</text:p>
      <text:p text:style-name="Preformatted_20_Text">Masked <text:s text:c="9"/>GAGTGAGAAGGTTGCATGTGAAGGCATGGGGAGCACAGAAACATCTCTTTCTCCCT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GTTTGCACAACTGCTGGTGAGTGATTTGCATGTTCTTGAACTTTATTTTTCTTCCC</text:p>
      <text:p text:style-name="Preformatted_20_Text">Masked <text:s text:c="9"/>CAGAGTTTGCACAACTGCTGGTGAGTGATTTGCATGTTCTTGAACTTTATTTTTCTTCC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GGCAGAGGTGGGGAAGGACATGTTGAGGAAAAAGGGAAGTTAGGGGCGTTTTGCTAAGG</text:p>
      <text:p text:style-name="Preformatted_20_Text">Masked <text:s text:c="9"/>AGGCAGAGGTGGGGAAGGACATGTTGAGGAAAAAGGGAAGTTAGGGGCGTTTTGCT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CTGTTCCTCTTGCTTTTCCACTTCTTCTTCCTGCTGGTAACAGCAGCTGGGGGCAT</text:p>
      <text:p text:style-name="Preformatted_20_Text">Masked <text:s text:c="9"/>ATGTNNNNNNNNNNNNNNNNNNNNNNNNNNNNNNNNGCTGGTAACAGCAGCTGGGGGCAT</text:p>
      <text:p text:style-name="Preformatted_20_Text"><text:s text:c="16"/>**** <text:s text:c="31"/>************************</text:p>
      <text:p text:style-name="Preformatted_20_Text"/>
      <text:p text:style-name="Preformatted_20_Text">Unmasked <text:s text:c="7"/>GCTGAGGGGAAAGCCAGGCCAAATAGTTCCCCACCAAAACATTTATACTGGGGTATATGT</text:p>
      <text:p text:style-name="Preformatted_20_Text">Masked <text:s text:c="9"/>GCTGAGGGGAAAGCCAGGCCAAATAGTTCCCCACCAAAACATTTATACTGGGGTAT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AGGTAACTGAAATAACTTCTTCTGTATGAAAGCTGCTTCCTCCCTCATGTCCCATCA</text:p>
      <text:p text:style-name="Preformatted_20_Text">Masked <text:s text:c="9"/>GGGAGGTAACTGAAATAACTTCTTCTGTATGAAAGCTGCTTCCTCCCTCATGTCCC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CTGCTGAGGGGGAAGCCGAGGCAGCAGATAATTCCCCACTTGACCATGTATACTCCT</text:p>
      <text:p text:style-name="Preformatted_20_Text">Masked <text:s text:c="9"/>TATCTGCTGAGGGGGAAGCCGAGGCAGCAGATAATTCCCCACTTGACCATGTATAC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TACAACCAAATACTGCCTTCCCCCACTTCAGGATTGCTCTCTTCTCCTTTTCCTGC</text:p>
      <text:p text:style-name="Preformatted_20_Text">Masked <text:s text:c="9"/>CACTTACAACCAAATACTGCCTTCCCCCACTTCAGGATTGCTCTCTTCTCCTTTTC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AGGACACAGTAACTACTAAAGGTGGCCATGCCAAGGTCCCAGCCTTTCAGGTCCCA</text:p>
      <text:p text:style-name="Preformatted_20_Text">Masked <text:s text:c="9"/>TTCCAGGACACAGTAACTACTAAAGGTGGCCATGCCAAGGTCCCAGCCTTTCAGGT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AGTCATAGGGCCTTCCCTGGCATTTTGAGTCTGGGCAGGGATAATGAAGGTGGGGCA</text:p>
      <text:p text:style-name="Preformatted_20_Text">Masked <text:s text:c="9"/>GCCAGTCATAGGGCCTTCCCTGGCATTTTGAGTCTGGGCAGGGATAATGAAGGTGG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CAGGACCAGGCTCTGCTGAGTGCATGGTAGGGACAGAGGGAGCACAGCTTTGTGAAG</text:p>
      <text:p text:style-name="Preformatted_20_Text">Masked <text:s text:c="9"/>GGGCAGGACCAGGCTCTGCTGAGTGCATGGTAGGGACAGAGGGAGCACAGCTTTGT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GACAAATAGCTGCCCACTACTTCCCAGCTGTCAGAGCTCCTTTCCCAACACAAAATG</text:p>
      <text:p text:style-name="Preformatted_20_Text">Masked <text:s text:c="9"/>GGAGACAAATAGCTGCCCACTACTTCCCAGCTGTCAGAGCTCCTTTCCCAACACAA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GGCCCAACTCACTGTAGCCCTGCCATGCTGCTCCACCCTCTTTCTTATCCCATTTT</text:p>
      <text:p text:style-name="Preformatted_20_Text">Masked <text:s text:c="9"/>TCCCGGCCCAACTCACTGTAGCCCTGCCATGCTGCTCCACCCTCTTTCTTATCCC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AGCCTTCCCCTCACCTACTGATTCTAGCAGCTTCCTGCCTCGCATGCCTTACCAAG</text:p>
      <text:p text:style-name="Preformatted_20_Text">Masked <text:s text:c="9"/>CTATAGCCTTCCCCTCACCTACTGATTCTAGCAGCTTCCTGCCTCGCATGCCTTAC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CCCTCAGGCCCGTGGACAGAATATCTGAACGTCCTTCCCACGAGCCCAGAGCACAC</text:p>
      <text:p text:style-name="Preformatted_20_Text">Masked <text:s text:c="9"/>ATGGCCCTCAGGCCCGTGGACAGAATATCTGAACGTCCTTCCCACGAGCCCAGAGCA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CTGAAAACTCACAGTCAGCTTAACACACATCACCTGCTATTTAGCTCATTAAACCC</text:p>
      <text:p text:style-name="Preformatted_20_Text">Masked <text:s text:c="9"/>ACTACTGAAAACTCACAGTCAGCTTAACACACATCACCTGCTATTTAGCTCATTAAA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ATCAAGCTGCCATCTTTGCCAGCTGTGCCCCTCAGCAAGGCACGAACTGTGGTGTG</text:p>
      <text:p text:style-name="Preformatted_20_Text"><text:soft-page-break/>Masked <text:s text:c="9"/>TCTAATCAAGCTGCCATCTTTGCCAGCTGTGCCCCTCAGCAAGGCACGAACTGTGG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GGAAGTTAGGGGCAATGTGGTGCATCTGAGCATGTCAGGGCTGTTGGCCAACACAGTA</text:p>
      <text:p text:style-name="Preformatted_20_Text">Masked <text:s text:c="9"/>CGGGAAGTTAGGGGCAATGTGGTGCATCTGAGCATGTCAGGGCTGTTGGCCAACAC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CCTGCAATCAAGAGAGTTTTTCTGGTGCCTGTGGACCATTTATTAAAGGCTCGGCAT</text:p>
      <text:p text:style-name="Preformatted_20_Text">Masked <text:s text:c="9"/>GGCCCTGCAATCAAGAGAGTTTTTCTGGTGCCTGTGGACCATTTATTAAAGGCTCG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TCTAGTCAAGAGACGGGTTTTGCATCCAAACACAGGTTTTGCTAATGTTTCATCA</text:p>
      <text:p text:style-name="Preformatted_20_Text">Masked <text:s text:c="9"/>TCCCATCTAGTCAAGAGACGGGTTTTGCATCCAAACACAGGTTTTGCTAATGTTTC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AATGTTAGGGTCTGAGCCAACAGAGCTCAGGTCAAGCTATAAAAAAAAAAAAAAAA</text:p>
      <text:p text:style-name="Preformatted_20_Text">Masked <text:s text:c="9"/>ATGAAATGTTAGGGTCTGAGCCAACAGAGCTCAGGTCAAGCTATNNNNNNNNNNNNNNNN</text:p>
      <text:p text:style-name="Preformatted_20_Text"><text:s text:c="16"/>******************************************** <text:s text:c="15"/></text:p>
      <text:p text:style-name="Preformatted_20_Text"/>
      <text:p text:style-name="Preformatted_20_Text">Unmasked <text:s text:c="7"/>ACTTCTGTCTTTTCAAATATAAAATTGTTTTGTACTACAGTTTTACATCAGCTTTTGATG</text:p>
      <text:p text:style-name="Preformatted_20_Text">Masked <text:s text:c="9"/>NCTTCTGTCTTTTCAAATATAAAATTGTTTTGTACTACAGTTTTACATCAGCTTTTGATG</text:p>
      <text:p text:style-name="Preformatted_20_Text"><text:s text:c="17"/>***********************************************************</text:p>
      <text:p text:style-name="Preformatted_20_Text"/>
      <text:p text:style-name="Preformatted_20_Text">Unmasked <text:s text:c="7"/>TTCACTAGAAGACCTATGCTCTGAAAGGAGTGGTTTAGTGCAGTGCTTACAGCCAAGCTG</text:p>
      <text:p text:style-name="Preformatted_20_Text">Masked <text:s text:c="9"/>TTCACTAGAAGACCTATGCTCTGAAAGGAGTGGTTTAGTGCAGTGCTTACAGCCAA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ACAAGGACAAGAACGTGACTGTGACACTCTGGAGTACAATGGGCTTTCCTACATGG</text:p>
      <text:p text:style-name="Preformatted_20_Text">Masked <text:s text:c="9"/>ATCCACAAGGACAAGAACGTGACTGTGACACTCTGGAGTACAATGGGCTTTCCTAC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ACATTTTCTTTACGAAGTTTATCGGGCATGGGGAAGTTCTGACATCATCTTTTGC</text:p>
      <text:p text:style-name="Preformatted_20_Text">Masked <text:s text:c="9"/>CAGAAACATTTTCTTTACGAAGTTTATCGGGCATGGGGAAGTTCTGACATCATCTT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TTTCTTCAGTTTTCAAAAGCTGCCTCCCATTAGTATAAAGAGATCTTGAGATGGTA</text:p>
      <text:p text:style-name="Preformatted_20_Text">Masked <text:s text:c="9"/>CTTCTTTCTTCAGTTTTCAAAAGCTGCCTCCCATTAGTATAAAGAGATCTTGAGATG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TATTCAACACTTTCAAGGTTATAAGGATTTAATTATGGCAGTCTAAAAGAACCACA</text:p>
      <text:p text:style-name="Preformatted_20_Text">Masked <text:s text:c="9"/>ATTATATTCAACACTTTCAAGGTTATAAGGATTTAATTATGGCAGTCTAAAAGAAC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CAACTTGATGCGCTTTCAGGGTATCCTGCCTGTCAGCTGTCCACAAATAATATCTG</text:p>
      <text:p text:style-name="Preformatted_20_Text">Masked <text:s text:c="9"/>GCATCAACTTGATGCGCTTTCAGGGTATCCTGCCTGTCAGCTGTCCACAAATAATA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GCCCAGCTGTTGCCATATATATGACAGTGCATTTAGACATGAGACAATGCTGTTAA</text:p>
      <text:p text:style-name="Preformatted_20_Text">Masked <text:s text:c="9"/>GGAAGCCCAGCTGTTGCCATATATATGACAGTGCATTTAGACATGAGACAATGCTG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CTCATGACCACATCAAACTTGTGTCAGAAATACTAAAACTGCTTTCAAATATCAAC</text:p>
      <text:p text:style-name="Preformatted_20_Text">Masked <text:s text:c="9"/>TTTGCTCATGACCACATCAAACTTGTGTCAGAAATACTAAAACTGCTTTCAAATAT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GGAATTGGAATGGCACACATTTCAGGAAGTCTGGCCCTGTCTTGCAGACACAAAG</text:p>
      <text:p text:style-name="Preformatted_20_Text">Masked <text:s text:c="9"/>TTTGTGGAATTGGAATGGCACACATTTCAGGAAGTCTGGCCCTGTCTTGCAGACACAAAG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TAACACAGTCTGGTCTGACAAGAAATATAGCAATAAAAACAGAAACTCCTGCCAGTGTT</text:p>
      <text:p text:style-name="Preformatted_20_Text">Masked <text:s text:c="9"/>ATAACACAGTCTGGTCTGACAAGAAATATAGCAATAAAAACAGAAACTCCTGCCAG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AATATCAAATTTCTACTGAAAATCAGGTACTTTCCAAAATGACTCTGTAACTGGAT</text:p>
      <text:p text:style-name="Preformatted_20_Text">Masked <text:s text:c="9"/>CATGAATATCAAATTTCTACTGAAAATCAGGTACTTTCCAAAATGACTCTGTAACTG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GCCATGGATACCTGTCATGGGCAGCAGCTGTATGGCACACACTCTCAGCACTGCTC</text:p>
      <text:p text:style-name="Preformatted_20_Text">Masked <text:s text:c="9"/>CATAGCCATGGATACCTGTCATGGGCAGCAGCTGTATGGCACACACTCTCAGCACTG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GGATTGGCATAGCAGTGCTAAGCAGGCATATTAACTCATTGCCTTGTCTTTTGACTA</text:p>
      <text:p text:style-name="Preformatted_20_Text">Masked <text:s text:c="9"/>CCAGGATTGGCATAGCAGTGCTAAGCAGGCATATTAACTCATTGCCTTGTCTTTTG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AGAATTGTTGAAATGTTATCTCCCAGGAGTGGCATGAAACTAGGTAGACTAACCCT</text:p>
      <text:p text:style-name="Preformatted_20_Text">Masked <text:s text:c="9"/>TGGTAGAATTGTTGAAATGTTATCTCCCAGGAGTGGCATGAAACTAGGTAGACTAAC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GAACAGGAATGTGCAACTGATTTTCAGCAGGAAAAATACATAATCTCTTCTGCTGA</text:p>
      <text:p text:style-name="Preformatted_20_Text">Masked <text:s text:c="9"/>CTGAGAACAGGAATGTGCAACTGATTTTCAGCAGGAAAAATACATAATCTCTTCTG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TGGTCTGCCACTAGGTGGCAAAAGACCTATGGGAATTACGAGGAGACTGGAAGACAG</text:p>
      <text:p text:style-name="Preformatted_20_Text">Masked <text:s text:c="9"/>ACCTGGTCTGCCACTAGGTGGCAAAAGACCTATGGGAATTACGAGGAGACTGGAAG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CTGCGAAAAACTGACTTGTTTTTCTTAAGCACTCGACATATCTACGTGCAATTTAC</text:p>
      <text:p text:style-name="Preformatted_20_Text">Masked <text:s text:c="9"/>GCTTCTGCGAAAAACTGACTTGTTTTTCTTAAGCACTCGACATATCTACGTGCAATT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CAGGTGGAACACCTATTTCTGACCTAGGAAGTGGACTGCCAGGCTTGCTTTATTGA</text:p>
      <text:p text:style-name="Preformatted_20_Text">Masked <text:s text:c="9"/>ATTACAGGTGGAACACCTATTTCTGACCTAGGAAGTGGACTGCCAGGCTTGCTTTA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AGTGCACCTGTCCGAAGGGGCTCTCCCATGAACATTTTGTAGATGTGGTTTAAGGA</text:p>
      <text:p text:style-name="Preformatted_20_Text">Masked <text:s text:c="9"/>TATTAGTGCACCTGTCCGAAGGGGCTCTCCCATGAACATTTTGTAGATGTGGTTT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CTGGCCAAAAAAATTAATTTCTGTGTTGTTCATCTCCCAGTCTCCCTCTCAGTCAA</text:p>
      <text:p text:style-name="Preformatted_20_Text">Masked <text:s text:c="9"/>TTACCTGGCCAAAAAAATTAATTTCTGTGTTGTTCATCTCCCAGTCTCCCTCTCAG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GTTATTCCATCAGACCTGTTTTGGAATCACATTGATCACTAAGATCAACGAAATGA</text:p>
      <text:p text:style-name="Preformatted_20_Text">Masked <text:s text:c="9"/>TTGTGTTATTCCATCAGACCTGTTTTGGAATCACATTGATCACTAAGATCAACGAA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TGCTAAAACAACATGGAAAGCAAAAAAGTTATGAGTTATTATTTTTTTTCTTAATA</text:p>
      <text:p text:style-name="Preformatted_20_Text">Masked <text:s text:c="9"/>AGCATGCTAAAACAACATGGAAAGCAAAAAAGTTATGAGTTATTATTTTTTTTCTT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TTCACCTCTCCAGTTCACAGCATATCGAGTAAGGATACCAACAGAGCCGTGGCTGT</text:p>
      <text:p text:style-name="Preformatted_20_Text">Masked <text:s text:c="9"/>TAATTTCACCTCTCCAGTTCACAGCATATCGAGTAAGGATACCAACAGAGCCGTGG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AGATCATGACTGTGACATTCTTTGTGAGCACTGACCTGGAAGCCCAAAGCTGTTCA</text:p>
      <text:p text:style-name="Preformatted_20_Text">Masked <text:s text:c="9"/>AACAAGATCATGACTGTGACATTCTTTGTGAGCACTGACCTGGAAGCCCAAAGCTGTTC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GACAGTTGTGACTGACTGGCATTCTAGAGTGAAGAACAACACCAAAGTATGAAAGTTGCT</text:p>
      <text:p text:style-name="Preformatted_20_Text">Masked <text:s text:c="9"/>GACAGTTGTGACTGACTGGCATTCTAGAGTGAAGAACAACACCAAAGTATGAAAGT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CTTAAACTTAAAGCAGAGCAAGTCAGAGGCACTTTTTCTCCCTTTTATCTTTTGTC</text:p>
      <text:p text:style-name="Preformatted_20_Text">Masked <text:s text:c="9"/>TAAACTTAAACTTAAAGCAGAGCAAGTCAGAGGCACTTTTTCTCCCTTTTATCTTT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TATGACAAAATAAACAATTAAGCAGCCATTTTTTCGAAAGATATGTGGAAACCAAA</text:p>
      <text:p text:style-name="Preformatted_20_Text">Masked <text:s text:c="9"/>TATTTATGACAAAATAAACAATTAAGCAGCCATTTTTTCGAAAGATATGTGGAAAC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GAGTAAATGCTCTATTAACAAAAAGCACATAAGACTGCAGTGATAAATGTTGCACT</text:p>
      <text:p text:style-name="Preformatted_20_Text">Masked <text:s text:c="9"/>ATTTGAGTAAATGCTCTATTAACAAAAAGCACATAAGACTGCAGTGATAAATGTTG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GATTTGGAAAGTCATTGTTATACTGGGCTTTAGATACCAGTTCTGGTCTACACCAA</text:p>
      <text:p text:style-name="Preformatted_20_Text">Masked <text:s text:c="9"/>TGAGGATTTGGAAAGTCATTGTTATACTGGGCTTTAGATACCAGTTCTGGTCTACA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GAATGGCATGCTTACTACGCAAGAAGATACTATCTTTATTTGATATGTTTGTCAT</text:p>
      <text:p text:style-name="Preformatted_20_Text">Masked <text:s text:c="9"/>TTCTGGAATGGCATGCTTACTACGCAAGAAGATACTATCTTTATTTGATATGTTTG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AAATGTGTGAAGTTGTTACTGCTGCTTCTGCTTCTATTTTTGCAGAAAGTAGAAAA</text:p>
      <text:p text:style-name="Preformatted_20_Text">Masked <text:s text:c="9"/>GCTTAAATGTGTGAAGTTGTTACTGCTGCTTCTGCTTCTATTTTTGCAGAAAGTA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CGTACAAAACAGCTCCAGTGTGCTTTCAGGCTTGCAGGTTCATGTTCCTTAAAAT</text:p>
      <text:p text:style-name="Preformatted_20_Text">Masked <text:s text:c="9"/>AAGAACGTACAAAACAGCTCCAGTGTGCTTTCAGGCTTGCAGGTTCATGTTCCTT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ATTCTTTCAGATTCTTTCTTCAGATAAAAATAACTAATTCCCCCAAAGTACTCAGA</text:p>
      <text:p text:style-name="Preformatted_20_Text">Masked <text:s text:c="9"/>ATTAATTCTTTCAGATTCTTTCTTCAGATAAAAATAACTAATTCCCCCAAAGTACT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TACTCCACTCTACGTGGAAGAAATAGAGGGGATCCAGGAAGCTATTGCACCTGCAA</text:p>
      <text:p text:style-name="Preformatted_20_Text">Masked <text:s text:c="9"/>AACATACTCCACTCTACGTGGAAGAAATAGAGGGGATCCAGGAAGCTATTGCACCT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AAAATGAATCATACACATTGTAGATGAGCAACGTTCACAGCACTTTTGCAGCCTAA</text:p>
      <text:p text:style-name="Preformatted_20_Text">Masked <text:s text:c="9"/>GTATAAAATGAATCATACACATTGTAGATGAGCAACGTTCACAGCACTTTTGCAGC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TGATTTTCAATGTTTTTATTGCAATTCATTTTCTCAACAGCATTCTATCAATTAGG</text:p>
      <text:p text:style-name="Preformatted_20_Text">Masked <text:s text:c="9"/>ACTGTGATTTTCAATGTTTTTATTGCAATTCATTTTCTCAACAGCATTCTATCAAT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CTTTACAACTGTGCAGTGGATGAAAGAGAAGACAGGAACTCTCTAGCACTCAGAG</text:p>
      <text:p text:style-name="Preformatted_20_Text">Masked <text:s text:c="9"/>AATGTCTTTACAACTGTGCAGTGGATGAAAGAGAAGACAGGAACTCTCTAGCACTC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AAAGAGGAGTTCATTCTTTGAACACTGTATGCCTGATAATGTGAGCCATAACTTGC</text:p>
      <text:p text:style-name="Preformatted_20_Text">Masked <text:s text:c="9"/>CTGCAAAGAGGAGTTCATTCTTTGAACACTGTATGCCTGATAATGTGAGCCATAAC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GTGTTTACCAGTGCGAAATGACTATATTGTTACATATAGCACTGTAAAACAGTTGT</text:p>
      <text:p text:style-name="Preformatted_20_Text">Masked <text:s text:c="9"/>AGTAGTGTTTACCAGTGCGAAATGACTATATTGTTACATATAGCACTGTAAAACAGTTG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CAGTCTGCCAAATAGAATAGCAAGTTACAAAGTCCAATCTGCTTTAAGACTAATGATAA</text:p>
      <text:p text:style-name="Preformatted_20_Text">Masked <text:s text:c="9"/>GCAGTCTGCCAAATAGAATAGCAAGTTACAAAGTCCAATCTGCTTTAAGACTAATG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TCATCACTTTGCAATCAATGTGTACTTTCACAAATAAATATGAGTTTATAAATCA</text:p>
      <text:p text:style-name="Preformatted_20_Text">Masked <text:s text:c="9"/>AAGCTTCATCACTTTGCAATCAATGTGTACTTTCACAAATAAATATGAGTTTATAA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CAGGGCATAGCAGAATAAATAGCATGAAGAATATTGCTCAGATCTGCATTTCTCCC</text:p>
      <text:p text:style-name="Preformatted_20_Text">Masked <text:s text:c="9"/>AATACAGGGCATAGCAGAATAAATAGCATGAAGAATATTGCTCAGATCTGCATTTCT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AGAAAAAAAAACATTGATGTAATTTTAAAAAATTGTTTTCAGTGGCAAGTAACAAA</text:p>
      <text:p text:style-name="Preformatted_20_Text">Masked <text:s text:c="9"/>ACTAAGAAAAAAAAACATTGATGTAATTTTAAAAAATTGTTTTCAGTGGCAAGTAA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GAGAAAGTAGCAGTATTTTTATCTCAAATAAGCTTCCTCTAATAGTCTTCTGAACT</text:p>
      <text:p text:style-name="Preformatted_20_Text">Masked <text:s text:c="9"/>TACAGAGAAAGTAGCAGTATTTTTATCTCAAATAAGCTTCCTCTAATAGTCTTCTG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AAAATAGAAATGTTTGTAAAAGTAATCCAGAAATGTCAAGCACGTCCAATGCTTTA</text:p>
      <text:p text:style-name="Preformatted_20_Text">Masked <text:s text:c="9"/>AGCTAAAATAGAAATGTTTGTAAAAGTAATCCAGAAATGTCAAGCACGTCCAATGC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TAGACATTCAAAAAAAAAAAAAAAAAAAAAAAAAAAAAAAAAAAAAAAAGANAAAA</text:p>
      <text:p text:style-name="Preformatted_20_Text">Masked <text:s text:c="9"/>ATTATAGACATTCNNNNNNNNNNNNNNNNNNNNNNNNNNNNNNNNNNNNNNNNNNNNNNN</text:p>
      <text:p text:style-name="Preformatted_20_Text"><text:s text:c="16"/>************* <text:s text:c="41"/>* <text:s text:c="3"/></text:p>
      <text:p text:style-name="Preformatted_20_Text"/>
      <text:p text:style-name="Preformatted_20_Text">Unmasked <text:s text:c="7"/>AAAAAAAAAAAAAAAAAAAAAAAACGCAGAAGAAGAAGTGATGAATAATGAGGAAGAACC</text:p>
      <text:p text:style-name="Preformatted_20_Text">Masked <text:s text:c="9"/>NNNNNNNNNNNNNNNNNNNNNNNNCGCAGAAGAAGAAGTGATGAATAATGAGGAAGAACC</text:p>
      <text:p text:style-name="Preformatted_20_Text"><text:s text:c="40"/>************************************</text:p>
      <text:p text:style-name="Preformatted_20_Text"/>
      <text:p text:style-name="Preformatted_20_Text">Unmasked <text:s text:c="7"/>AAACAACGTCTAGTGAAGCTCAAAGACAGATTTTTTCATCTGCAATCTCATTACCATTCA</text:p>
      <text:p text:style-name="Preformatted_20_Text">Masked <text:s text:c="9"/>AAACAACGTCTAGTGAAGCTCAAAGACAGATTTTTTCATCTGCAATCTCATTACCA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TCCAGAAACTGAGCTGTATTTAGCAGAGGGTTGTGCCTTATGTTTTGGATTTATCT</text:p>
      <text:p text:style-name="Preformatted_20_Text">Masked <text:s text:c="9"/>GAGCTCCAGAAACTGAGCTGTATTTAGCAGAGGGTTGTGCCTTATGTTTTGGATTT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CACAAACCCAGGTTTGGAGTTTCTCATAAAGCTCATTTTCTCAGTATCAATTTTCT</text:p>
      <text:p text:style-name="Preformatted_20_Text">Masked <text:s text:c="9"/>TCAGCACAAACCCAGGTTTGGAGTTTCTCATAAAGCTCATTTTCTCAGTATCAAT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CCTATATCATACTTTAAAGTCTTTTATTTGTGCCGTAAACTGAGAGGCAAAAGGGTG</text:p>
      <text:p text:style-name="Preformatted_20_Text">Masked <text:s text:c="9"/>TATCCTATATCATACTTTAAAGTCTTTTATTTGTGCCGTAAACTGAGAGGCAAAAGG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GGAAAAAAAAAAAAAAAAAAAAAGAGTATGATCATAATTTAAAAACAACAACAAAAA</text:p>
      <text:p text:style-name="Preformatted_20_Text">Masked <text:s text:c="9"/>ACGGGNNNNNNNNNNNNNNNNNNNNNNNNNNNNNNNNNNNNNNNNNNNNNNNNNNNNNNN</text:p>
      <text:p text:style-name="Preformatted_20_Text"><text:s text:c="16"/>***** <text:s text:c="54"/></text:p>
      <text:p text:style-name="Preformatted_20_Text"/>
      <text:p text:style-name="Preformatted_20_Text">Unmasked <text:s text:c="7"/>CTCTGTTAAAGCAAAAGCTTTAGAAAAAATGGACAGCAGAATGTCTTGAGAAACTACTGG</text:p>
      <text:p text:style-name="Preformatted_20_Text">Masked <text:s text:c="9"/>NTCTGTTAAAGCAAAAGCTTTAGAAAAAATGGACAGCAGAATGTCTTGAGAAACTACTGG</text:p>
      <text:p text:style-name="Preformatted_20_Text"><text:s text:c="17"/>***********************************************************</text:p>
      <text:p text:style-name="Preformatted_20_Text"/>
      <text:p text:style-name="Preformatted_20_Text">Unmasked <text:s text:c="7"/>CAAAAATGGGAGCAAAAAAAACATGTTAGCTGACGTCTTAGGTTGATGAGTAGGAATGGA</text:p>
      <text:p text:style-name="Preformatted_20_Text"><text:soft-page-break/>Masked <text:s text:c="9"/>CAAAAATGGGAGCAAAAAAAACATGTTAGCTGACGTCTTAGGTTGATGAGTAGGAA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GTGAGTCTTGTTCGCAGCAGGTGGTTAGACTTCATGACCCAAGAGGTCGATATGCT</text:p>
      <text:p text:style-name="Preformatted_20_Text">Masked <text:s text:c="9"/>TGCAGTGAGTCTTGTTCGCAGCAGGTGGTTAGACTTCATGACCCAAGAGGTCGATA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TTAAATTTTTAATTCCCACAAATATTTCCTTAAATACTGTTCTGTAAAATTAAAGC</text:p>
      <text:p text:style-name="Preformatted_20_Text">Masked <text:s text:c="9"/>TTCTTTAAATTTTTAATTCCCACAAATATTTCCTTAAATACTGTTCTGTAAAATTAA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ACGTACCAATATAGCTTTATGGGACTGCAATATGGTAAATGCAATGCTGGAGCTTA</text:p>
      <text:p text:style-name="Preformatted_20_Text">Masked <text:s text:c="9"/>TTGTACGTACCAATATAGCTTTATGGGACTGCAATATGGTAAATGCAATGCTGGAG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GCTCTTAAGATACCATGTCATGAATATAGCTAGTGGCAACAGCCAGTCTGAACATA</text:p>
      <text:p text:style-name="Preformatted_20_Text">Masked <text:s text:c="9"/>CACTGCTCTTAAGATACCATGTCATGAATATAGCTAGTGGCAACAGCCAGTCTGAA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GTTCCCTTTTCCTCTGCCACTTCTTACCTAATATCCTGAGGACAGCAGCTTTTTT</text:p>
      <text:p text:style-name="Preformatted_20_Text">Masked <text:s text:c="9"/>TTTTAGTTCCCTTTTCCTCTGCCACTTCTTACCTAATATCCTGAGGACAGCAGCT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CTGGTCATGATAATAAAAACCACAAGCAAAGCCTCTCTTAGGCAAGCTCTCTGAGA</text:p>
      <text:p text:style-name="Preformatted_20_Text">Masked <text:s text:c="9"/>TCTACTGGTCATGATAATAAAAACCACAAGCAAAGCCTCTCTTAGGCAAGCTCTCT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CTCCTCTTAGCAAACACAATAGGCTGCTAATGTGACAGACTCCGTGGATTGTCTCA</text:p>
      <text:p text:style-name="Preformatted_20_Text">Masked <text:s text:c="9"/>AGAACTCCTCTTAGCAAACACAATAGGCTGCTAATGTGACAGACTCCGTGGATTGTC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GGGAGCTCCTTTTTCTGCTTGTATCAAAATATTGGAGAGCTTTGGGAAGTCCAGGT</text:p>
      <text:p text:style-name="Preformatted_20_Text">Masked <text:s text:c="9"/>TTGAGGGAGCTCCTTTTTCTGCTTGTATCAAAATATTGGAGAGCTTTGGGAAGTCCA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GTTGTACTTGTTTATCTAATAAATAAAAGCGTAAAGTTCAAGAAAAAAAAATATA</text:p>
      <text:p text:style-name="Preformatted_20_Text">Masked <text:s text:c="9"/>AAATTGTTGTACTTGTTTATCTAATAAATAAAAGCGTAAAGTTCAAGAAAAAAAAA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CAATACAAGATATTATATATGACCTTGTATATGTGGAAATTCTATTGTAAAATTTT</text:p>
      <text:p text:style-name="Preformatted_20_Text">Masked <text:s text:c="9"/>TAAACAATACAAGATATTATATATGACCTTGTATATGTGGAAATTCTATTGTAAA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CAACTAGTTGTCCAGATGAAAAGTTGCGAAGTTGACGAAACTGTCTTTTCTCTCTC</text:p>
      <text:p text:style-name="Preformatted_20_Text">Masked <text:s text:c="9"/>CTTGCAACTAGTTGTCCAGATGAAAAGTTGCGAAGTTGACGAAACTGTCTTTTCTC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GTTTGTGTTTGGTTGCCTCAGTTTTTACTAAAAGCAGCCCTACTTTAAGTGACATT</text:p>
      <text:p text:style-name="Preformatted_20_Text">Masked <text:s text:c="9"/>CAAGGTTTGTGTTTGGTTGCCTCAGTTTTTACTAAAAGCAGCCCTACTTTAAGTGA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TTTTGAAGACTAAGAGAAATGAGGGGCAATTAGAGGCAATTATTTTGTAGATAGAA</text:p>
      <text:p text:style-name="Preformatted_20_Text">Masked <text:s text:c="9"/>TGCATTTTGAAGACTAAGAGAAATGAGGGGCAATTAGAGGCAATTATTTTGTAGAT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AAATCATCTAGCTACAACTCAGCTCAATCTTTTTGTATTATTTGTGGCTGTTGGTT</text:p>
      <text:p text:style-name="Preformatted_20_Text">Masked <text:s text:c="9"/>TCATAAATCATCTAGCTACAACTCAGCTCAATCTTTTTGTATTATTTGTGGCTGTTGGT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GGAGGTATCTTTTTTTACATATATCATACTCTGAATTGAGATATCAGTGAGTTTCAATG</text:p>
      <text:p text:style-name="Preformatted_20_Text">Masked <text:s text:c="9"/>TGGAGGTATCTTTTTTTACATATATCATACTCTGAATTGAGATATCAGTGAGTTTC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TCAGAGATATTAAAAATACTGCAAGTATTTTTTTGTAGTGGGTCATGGAAGATATT</text:p>
      <text:p text:style-name="Preformatted_20_Text">Masked <text:s text:c="9"/>TATATCAGAGATATTAAAAATACTGCAAGTATTTTTTTGTAGTGGGTCATGGAAG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TTCCAGTGGAGCTTCAGAACAGTATTTTTTGGCTTAACACTGCACAAAATGTCC</text:p>
      <text:p text:style-name="Preformatted_20_Text">Masked <text:s text:c="9"/>TTTTCTTTCCAGTGGAGCTTCAGAACAGTATTTTTTGGCTTAACACTGCACAAAATG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AAATCATTCAGGATCTTGAAATTCTAGAAGTAGTGGTAGGATCTTTTCAGTGGCAA</text:p>
      <text:p text:style-name="Preformatted_20_Text">Masked <text:s text:c="9"/>TTTAAAATCATTCAGGATCTTGAAATTCTAGAAGTAGTGGTAGGATCTTTTCAGTG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TTGCGGTTTCTTTTTTCCTTGAGATTCAGACAAGTTCTGTTAGCTTTAGTAGAATA</text:p>
      <text:p text:style-name="Preformatted_20_Text">Masked <text:s text:c="9"/>GAACTTGCGGTTTCTTTTTTCCTTGAGATTCAGACAAGTTCTGTTAGCTTTAGTA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GAGTCAAATTAAAGATTCTTATAAGGTAGTCGCTTTACACAGAATGGAATGGAAGT</text:p>
      <text:p text:style-name="Preformatted_20_Text">Masked <text:s text:c="9"/>ATCAGAGTCAAATTAAAGATTCTTATAAGGTAGTCGCTTTACACAGAATGGAATGG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CACTGTTCTCATTTTTCTGCAACATTATGTATTTGGTCTTAGGATTACAGGAAAGA</text:p>
      <text:p text:style-name="Preformatted_20_Text">Masked <text:s text:c="9"/>ATTACACTGTTCTCATTTTTCTGCAACATTATGTATTTGGTCTTAGGATTACAGG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AAAACATTACAACAGAGGGACAAAAGAGGTTTAGTGGAATACGCTGTGGAAAAGAT</text:p>
      <text:p text:style-name="Preformatted_20_Text">Masked <text:s text:c="9"/>TGAGAAAACATTACAACAGAGGGACAAAAGAGGTTTAGTGGAATACGCTGTGGAAA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AATACTGTGTGGTCAGGTTGTCTCAGTTTGACAACCACACGTCTGTATGAATGTGC</text:p>
      <text:p text:style-name="Preformatted_20_Text">Masked <text:s text:c="9"/>ACAGAATACTGTGTGGTCAGGTTGTCTCAGTTTGACAACCACACGTCTGTATGAAT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TTCATTTGCTGGGATCAGATATTTAAAAAAAATTTATCAAGAAGACAAAGAGGCTG</text:p>
      <text:p text:style-name="Preformatted_20_Text">Masked <text:s text:c="9"/>TACTTTCATTTGCTGGGATCAGATATTTAAAAAAAATTTATCAAGAAGACAAAGAG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CCTTTCTCCAAGGAATCCCATAGATTTCCATCTATCCTGTCCTGCAGACCTGTTGA</text:p>
      <text:p text:style-name="Preformatted_20_Text">Masked <text:s text:c="9"/>TTGGCCTTTCTCCAAGGAATCCCATAGATTTCCATCTATCCTGTCCTGCAGACCTG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CCTTTCAAGAATAACTGCTGCCCTTTCAGTATTTCCTATCTGAAATATAGGGCTCA</text:p>
      <text:p text:style-name="Preformatted_20_Text">Masked <text:s text:c="9"/>AAAGCCTTTCAAGAATAACTGCTGCCCTTTCAGTATTTCCTATCTGAAATATAGGGC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TCTACAATCTGCCATTCTTTTTATTTGAGCAGGTGCTGTCTTTCTGCTTGTTTTTC</text:p>
      <text:p text:style-name="Preformatted_20_Text">Masked <text:s text:c="9"/>TTACTCTACAATCTGCCATTCTTTTTATTTGAGCAGGTGCTGTCTTTCTGCTTGT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CTTCTGCTGTGTACATCTGTAGGTACAGAAAACTGCAATATCTTGACTCCACTTTCC</text:p>
      <text:p text:style-name="Preformatted_20_Text">Masked <text:s text:c="9"/>ACACTTCTGCTGTGTACATCTGTAGGTACAGAAAACTGCAATATCTTGACTCCACT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TTGAACTCTTAATTAAAAGAAGCTTTATTTAACTAGTTATTACAACCAGAGTCAA</text:p>
      <text:p text:style-name="Preformatted_20_Text">Masked <text:s text:c="9"/>AAATGTTGAACTCTTAATTAAAAGAAGCTTTATTTAACTAGTTATTACAACCAGAGTCA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GACAAGTAACTTGAAAATTATTTGTCTCTTCCAAAAATAAAAAAAAGTGCTGTACAATGG</text:p>
      <text:p text:style-name="Preformatted_20_Text">Masked <text:s text:c="9"/>GACAAGTAACTTGAAAATTATTTGTCTCTTCCAAAAATAAAAAAAAGTGCTGTACA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TTTGAAATCTCTCTGTCTGGAAAAAGAAATAGTCAAGCAAAATTTATCATTAATAT</text:p>
      <text:p text:style-name="Preformatted_20_Text">Masked <text:s text:c="9"/>TAATTTTGAAATCTCTCTGTCTGGAAAAAGAAATAGTCAAGCAAAATTTATCATTA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CAACACTAGGATTTTATGCAAACAGCGAAACTCCCTCAATCCATACACTTCTGTAG</text:p>
      <text:p text:style-name="Preformatted_20_Text">Masked <text:s text:c="9"/>AGAACAACACTAGGATTTTATGCAAACAGCGAAACTCCCTCAATCCATACACTTCTG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CTAAATTAGGCTTTTATGTTGCCAACTGACTTTCAGATCTGTTTTTATCTTTAATTT</text:p>
      <text:p text:style-name="Preformatted_20_Text">Masked <text:s text:c="9"/>AACCTAAATTAGGCTTTTATGTTGCCAACTGACTTTCAGATCTGTTTTTATCTTTA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TAGTTATTTTCTTCACCTTTTTTTCCCCACACCTTCTGCATTATATCTTGTCCATG</text:p>
      <text:p text:style-name="Preformatted_20_Text">Masked <text:s text:c="9"/>GCATTAGTTATTTTCTTCACCTTTTTTTCCCCACACCTTCTGCATTATATCTTGTC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AGAGCTCAATTCCTTCAGAGGTTAGCAGCTTTTGTAATTTTTTTCACAATAACTGA</text:p>
      <text:p text:style-name="Preformatted_20_Text">Masked <text:s text:c="9"/>GATTAGAGCTCAATTCCTTCAGAGGTTAGCAGCTTTTGTAATTTTTTTCACAATAA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ACACGTATGCACACTTTTATTCTTAAAATGATAGCTTTGTAAACTTTTTTTGTTAC</text:p>
      <text:p text:style-name="Preformatted_20_Text">Masked <text:s text:c="9"/>GTTCACACGTATGCACACTTTTATTCTTAAAATGATAGCTTTGTAAACTTTTTTTGT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AGAAAACTCAACAATATTTAATTTGGTTTCAATACTATGAGTTTTTTAAAAACCT</text:p>
      <text:p text:style-name="Preformatted_20_Text">Masked <text:s text:c="9"/>TTTCTAGAAAACTCAACAATATTTAATTTGGTTTCAATACTATGAGTTTTTTAAAAA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TCATTTGTTAATAGAAATAAAAAAAGCTAGTGGTGAGAAGCAAAGAGTTTTTTCCT</text:p>
      <text:p text:style-name="Preformatted_20_Text">Masked <text:s text:c="9"/>GCTATCATTTGTTAATAGAAATAAAAAAAGCTAGTGGTGAGAAGCAAAGAGTTTTT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AAACCATATCTATATGTCTTTTGAAGAATTGCACAATTCCTTGTACAGGGTACAGT</text:p>
      <text:p text:style-name="Preformatted_20_Text">Masked <text:s text:c="9"/>TTATAAACCATATCTATATGTCTTTTGAAGAATTGCACAATTCCTTGTACAGGGT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CACATTTAATTTGCTGAACTAAAAATCATATGTGCACATCTGCTGTTGCCTTCATT</text:p>
      <text:p text:style-name="Preformatted_20_Text">Masked <text:s text:c="9"/>AACACACATTTAATTTGCTGAACTAAAAATCATATGTGCACATCTGCTGTTGCCTT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CCAGTAGTGCTATTTACTCAAAGAGAAAGCAACCACAGGGGGAAGCTGAAGTGAAAT</text:p>
      <text:p text:style-name="Preformatted_20_Text">Masked <text:s text:c="9"/>GATCCAGTAGTGCTATTTACTCAAAGAGAAAGCAACCACAGGGGGAAGCTGAAGT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TTCTGGATTCATCAAGATGGAAACGAAATAATATATATTTATTTTTGTTTTGTTTT</text:p>
      <text:p text:style-name="Preformatted_20_Text">Masked <text:s text:c="9"/>ACTCTTCTGGATTCATCAAGATGGAAACGAAATAATATATATTTATTTTTGTTTT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CAGGTTGCCAGTTCAGACTGACATTTTCAGAGAAAATTTGGGAAAAAATAGATTTG</text:p>
      <text:p text:style-name="Preformatted_20_Text">Masked <text:s text:c="9"/>TAATCAGGTTGCCAGTTCAGACTGACATTTTCAGAGAAAATTTGGGAAAAAATAG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TTTTACTTTTGTTATCTATGTTGTAAATAATGGAGAATTGCACTTGTACATTAAAG</text:p>
      <text:p text:style-name="Preformatted_20_Text">Masked <text:s text:c="9"/>GAATTTTTACTTTTGTTATCTATGTTGTAAATAATGGAGAATTGCACTTGTACATTAAA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GTAAATGTAATCTACTCTTCGAAGAATTCTGTGCAAATGTATCTTCATATCTGTGTGAG</text:p>
      <text:p text:style-name="Preformatted_20_Text">Masked <text:s text:c="9"/>TGTAAATGTAATCTACTCTTCGAAGAATTCTGTGCAAATGTATCTTCATATCTGTG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ATCTGAAGGAACTGGAAAATGGGAAAGCATACTTATGCAATTCTCCTTGATCAATA</text:p>
      <text:p text:style-name="Preformatted_20_Text">Masked <text:s text:c="9"/>TCCTATCTGAAGGAACTGGAAAATGGGAAAGCATACTTATGCAATTCTCCTTGATC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GGAACCAAAACCAGATCATTTTTCTAGATACGAATCAAACACATTTAAATGCATCC</text:p>
      <text:p text:style-name="Preformatted_20_Text">Masked <text:s text:c="9"/>CATGGGAACCAAAACCAGATCATTTTTCTAGATACGAATCAAACACATTTAAATGCA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CCCTGCAAAGAAATTATTACTATGTACCTTGTTCTGCTTCCAGCAGTTTAGAAGGT</text:p>
      <text:p text:style-name="Preformatted_20_Text">Masked <text:s text:c="9"/>ATCTCCCTGCAAAGAAATTATTACTATGTACCTTGTTCTGCTTCCAGCAGTTTAGAA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GCTTAGAAATATTTTGTACTGAGTCTCAGAGAATGCAAACAGAAAGTTAGAATATT</text:p>
      <text:p text:style-name="Preformatted_20_Text">Masked <text:s text:c="9"/>GAATGCTTAGAAATATTTTGTACTGAGTCTCAGAGAATGCAAACAGAAAGTTAGA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TAAGTACTTCTTGCATGAGACTCCTCTGTCTAACATGCACATTGCACTTTGGGTAGG</text:p>
      <text:p text:style-name="Preformatted_20_Text">Masked <text:s text:c="9"/>ACCTAAGTACTTCTTGCATGAGACTCCTCTGTCTAACATGCACATTGCACTTTGGG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ATGGGGTAAACTTAATCCAGTTTCACAATCTTTTCAAGTTCCTGTTTCATTAAGTA</text:p>
      <text:p text:style-name="Preformatted_20_Text">Masked <text:s text:c="9"/>AAAGATGGGGTAAACTTAATCCAGTTTCACAATCTTTTCAAGTTCCTGTTTCATTA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ATATTGTATGTGCTAATGGAAAAGGTAACTGCTGTCCCTTCTGGGAAGGGAAATGC</text:p>
      <text:p text:style-name="Preformatted_20_Text">Masked <text:s text:c="9"/>CAACATATTGTATGTGCTAATGGAAAAGGTAACTGCTGTCCCTTCTGGGAAGGGAAA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CAGCAGAGATCACTAATAAAAGAATCTCTTTATCCTAGTTCTCCATCTGTCTACC</text:p>
      <text:p text:style-name="Preformatted_20_Text">Masked <text:s text:c="9"/>AAAAACAGCAGAGATCACTAATAAAAGAATCTCTTTATCCTAGTTCTCCATCTGTCT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CAGTTAGATTGCAGCTTAGAATCCTCAATACAGCTCCTGTTATACTTTTATTAAAT</text:p>
      <text:p text:style-name="Preformatted_20_Text">Masked <text:s text:c="9"/>TGAACAGTTAGATTGCAGCTTAGAATCCTCAATACAGCTCCTGTTATACTTTTAT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AAATGATTATATACATCATAGAGAAGCAGAAAGATTTCTCAGTTTCTTACTCTCCT</text:p>
      <text:p text:style-name="Preformatted_20_Text">Masked <text:s text:c="9"/>CAGGAAATGATTATATACATCATAGAGAAGCAGAAAGATTTCTCAGTTTCTTACTC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TTGTTAGAGTGCTACCCTCACTACTTAGCTCACTGTGAGAGAGGTTATGTTGTTGA</text:p>
      <text:p text:style-name="Preformatted_20_Text">Masked <text:s text:c="9"/>TTGATTGTTAGAGTGCTACCCTCACTACTTAGCTCACTGTGAGAGAGGTTATGTTG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AAGCCCCTCTACATCTCCAGAAGCCTGTTTTTTATGAGCTTGTACATCTGTTTGTT</text:p>
      <text:p text:style-name="Preformatted_20_Text">Masked <text:s text:c="9"/>TTGTAAGCCCCTCTACATCTCCAGAAGCCTGTTTTTTATGAGCTTGTACATCTGTT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ACAATATTTGAAATCTGTTCACAGTGCCAGGAAGGCATTTTTTAAAACAAATCAAT</text:p>
      <text:p text:style-name="Preformatted_20_Text">Masked <text:s text:c="9"/>AAGGACAATATTTGAAATCTGTTCACAGTGCCAGGAAGGCATTTTTTAAAACAAAT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GTAGGTAGTCCTTACAGAAAATAAACAGTCCTGACAGGGCAGTAGTGGATTGTTTA</text:p>
      <text:p text:style-name="Preformatted_20_Text"><text:soft-page-break/>Masked <text:s text:c="9"/>TGATGTAGGTAGTCCTTACAGAAAATAAACAGTCCTGACAGGGCAGTAGTGGATTG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CTTTGAAAGCCTGTATGAATGCAATTGATCTTGTTATTGCCAGGATATAAAAAAGT</text:p>
      <text:p text:style-name="Preformatted_20_Text">Masked <text:s text:c="9"/>ATGCCTTTGAAAGCCTGTATGAATGCAATTGATCTTGTTATTGCCAGGATATAAA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AGAAACTGCACATCACAACAAGAAAAGTTTCTTAAAAACCATATTTCCAACTTCCG</text:p>
      <text:p text:style-name="Preformatted_20_Text">Masked <text:s text:c="9"/>TCTCAGAAACTGCACATCACAACAAGAAAAGTTTCTTAAAAACCATATTTCCAACTTC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GTTTACATGCTGAATATCTGTTATCCCAAACATTCATTTTATCACAGCTTAGTACA</text:p>
      <text:p text:style-name="Preformatted_20_Text">Masked <text:s text:c="9"/>AAAGGTTTACATGCTGAATATCTGTTATCCCAAACATTCATTTTATCACAGCTTAG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CTTTCCTTAATGGAAAAAATTGGATGGAAGAAAGAAGAATCAATTAACTCCTATA</text:p>
      <text:p text:style-name="Preformatted_20_Text">Masked <text:s text:c="9"/>AAATGCTTTCCTTAATGGAAAAAATTGGATGGAAGAAAGAAGAATCAATTAACTCC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TCAAAAGAAATAAGCTTCTGAGATGGCCAAGCTATTGATTAGATTGTCATTTACAA</text:p>
      <text:p text:style-name="Preformatted_20_Text">Masked <text:s text:c="9"/>ACTTTCAAAAGAAATAAGCTTCTGAGATGGCCAAGCTATTGATTAGATTGTCATTT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TGAATACTTAAAACACTGTATTTTTGATGGTTTACATTTTGCTACTGAAGTTTAAA</text:p>
      <text:p text:style-name="Preformatted_20_Text">Masked <text:s text:c="9"/>GTTCTGAATACTTAAAACACTGTATTTTTGATGGTTTACATTTTGCTACTGAAGTTTNNN</text:p>
      <text:p text:style-name="Preformatted_20_Text"><text:s text:c="16"/>********************************************************* <text:s text:c="2"/></text:p>
      <text:p text:style-name="Preformatted_20_Text"/>
      <text:p text:style-name="Preformatted_20_Text">Unmasked <text:s text:c="7"/>AAAACAAAGAAACAATTAAAAAAACAAAAACAAAAAACATGCAGTAGTCCTGATTCAAGA</text:p>
      <text:p text:style-name="Preformatted_20_Text">Masked <text:s text:c="9"/>NNNNNNNNNNNNNNNNNNNNNNNNNNNNNNNNNNNNNNNTGCAGTAGTCCTGATTCAAGA</text:p>
      <text:p text:style-name="Preformatted_20_Text"><text:s text:c="55"/>*********************</text:p>
      <text:p text:style-name="Preformatted_20_Text"/>
      <text:p text:style-name="Preformatted_20_Text">Unmasked <text:s text:c="7"/>GAGATCAAAGCCAGAAGTTTTTGTTATTCTTTCTGGCATTGAAATCAGCCTAATTTTCTC</text:p>
      <text:p text:style-name="Preformatted_20_Text">Masked <text:s text:c="9"/>GAGATCAAAGCCAGAAGTTTTTGTTATTCTTTCTGGCATTGAAATCAGCCTAATTT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TGTGGGTAAAATCAGTGCTTTGTGAGGTTTTATGTGAGAAATCTTGAATGATTAGT</text:p>
      <text:p text:style-name="Preformatted_20_Text">Masked <text:s text:c="9"/>ATTATGTGGGTAAAATCAGTGCTTTGTGAGGTTTTATGTGAGAAATCTTGAATGAT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TATATATGTGTATCTATGCAGTGTGACTGTGTGTGTGTCTGAGGACATGTATAGCA</text:p>
      <text:p text:style-name="Preformatted_20_Text">Masked <text:s text:c="9"/>GATATATATATGTGTATCTATGCAGTGTGACTGTGTGTGTGTCTGAGGACATGTAT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AGCAACCAGTAGATAGCTTAAGCCTGATAATCTCCATAGTACATGTGCATTTCCTCC</text:p>
      <text:p text:style-name="Preformatted_20_Text">Masked <text:s text:c="9"/>ACCAGCAACCAGTAGATAGCTTAAGCCTGATAATCTCCATAGTACATGTGCATTTC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CCTACAAGAGAAAAAGAGATAATCGAGTACTCTGGGGATAGGTTTCAAACTGTTTT</text:p>
      <text:p text:style-name="Preformatted_20_Text">Masked <text:s text:c="9"/>CTTTCCTACAAGAGAAAAAGAGATAATCGAGTACTCTGGGGATAGGTTTCAAACT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TGCTTTTCTTTTAAGTAGCTCTGTAGTACAATGTAGTTTGGAAAGACTGAATTTCTT</text:p>
      <text:p text:style-name="Preformatted_20_Text">Masked <text:s text:c="9"/>GGCTGCTTTTCTTTTAAGTAGCTCTGTAGTACAATGTAGTTTGGAAAGACTGAAT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GGGATTGAAAGACTGAAAAAAGTTAAATTTATGTTGCAGAAGTCACAAGTGAAACTA</text:p>
      <text:p text:style-name="Preformatted_20_Text">Masked <text:s text:c="9"/>GGTGGGATTGAAAGACTGAAAAAAGTTAAATTTATGTTGCAGAAGTCACAAGTGAAACT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CTCCAGCTTATCAGGAAATTCATAACATGACAGAACCAAACAGAAGGTAAAAGGAGTAGA</text:p>
      <text:p text:style-name="Preformatted_20_Text">Masked <text:s text:c="9"/>CTCCAGCTTATCAGGAAATTCATAACATGACAGAACCAAACAGAAGGTAAAAGGAG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CACAGTTCAGAAGATCTTGTTAATGAAGTTAAAAAATTACTGAATGCTCACTGAAA</text:p>
      <text:p text:style-name="Preformatted_20_Text">Masked <text:s text:c="9"/>CAACCACAGTTCAGAAGATCTTGTTAATGAAGTTAAAAAATTACTGAATGCTCAC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GTACTGGCTGAAGACACAGTTCATTTGTTTATCTTATTGTAAAATATTTTTTCAGACC</text:p>
      <text:p text:style-name="Preformatted_20_Text">Masked <text:s text:c="9"/>CCGTACTGGCTGAAGACACAGTTCATTTGTTTATCTTATTGTAAAATATTTTTTCAG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TGTACTGTACTGGATAGTGATAATCTTTGTTTCTAAACAAAGAATTTAGAGCAGTT</text:p>
      <text:p text:style-name="Preformatted_20_Text">Masked <text:s text:c="9"/>ATTATGTACTGTACTGGATAGTGATAATCTTTGTTTCTAAACAAAGAATTTAGAG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GCTATAACATCTCTGCTTCATTTTGACCTTCCTGCATAAAATGGATTTCACCTAGT</text:p>
      <text:p text:style-name="Preformatted_20_Text">Masked <text:s text:c="9"/>ACTAGCTATAACATCTCTGCTTCATTTTGACCTTCCTGCATAAAATGGATTTCACC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CCTATCAATCAGTTCTGACACCACTGTCTGCTGGCAAAGGAGCAGCCCCTGCTGCT</text:p>
      <text:p text:style-name="Preformatted_20_Text">Masked <text:s text:c="9"/>ACAACCTATCAATCAGTTCTGACACCACTGTCTGCTGGCAAAGGAGCAGCCCCTGC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GACAACTATAACACAAGAGTGGACCCAGGCCATTGTGGTGTGACTACCTCACTTCCC</text:p>
      <text:p text:style-name="Preformatted_20_Text">Masked <text:s text:c="9"/>GGTGACAACTATAACACAAGAGTGGACCCAGGCCATTGTGGTGTGACTACCTCACTT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CTCAGATCTTTTACTGAACTGTGTAACAACTGCACTGAATCAAACTGTATTCAGCT</text:p>
      <text:p text:style-name="Preformatted_20_Text">Masked <text:s text:c="9"/>TTTGCTCAGATCTTTTACTGAACTGTGTAACAACTGCACTGAATCAAACTGTATTC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TCTCAGTTCATATTGAAGGCTGATCCTGAAATAGAGCTGTCCAATTAAAACATCT</text:p>
      <text:p text:style-name="Preformatted_20_Text">Masked <text:s text:c="9"/>TTTGTTCTCAGTTCATATTGAAGGCTGATCCTGAAATAGAGCTGTCCAATTAAAAC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ATGAAACTGAGTTTTGCCCACTTTGAACTGTTCATCTTTTTCCTTTTTGCTTACTG</text:p>
      <text:p text:style-name="Preformatted_20_Text">Masked <text:s text:c="9"/>TCTAATGAAACTGAGTTTTGCCCACTTTGAACTGTTCATCTTTTTCCTTTTTGCTT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GTCATTTCTTCACATTTTACTCCATATATTTTCACTTTCAGTGCACCCATGTACAGT</text:p>
      <text:p text:style-name="Preformatted_20_Text">Masked <text:s text:c="9"/>GTTGTCATTTCTTCACATTTTACTCCATATATTTTCACTTTCAGTGCACCCATGT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ATCAGATACAAAATGGAGAACAGAAACAAGGACAAAGCAGGGGAAGGTGGAGAGCA</text:p>
      <text:p text:style-name="Preformatted_20_Text">Masked <text:s text:c="9"/>GTTTATCAGATACAAAATGGAGAACAGAAACAAGGACAAAGCAGGGGAAGGTGGAG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GGGAAGCAAATTGCTGAGAAGGGAAAAAAAAATCTGACACACAATCCCTCCAAAACA</text:p>
      <text:p text:style-name="Preformatted_20_Text">Masked <text:s text:c="9"/>GTAGGGAAGCAAATTGCTGAGAAGGGAAAAAAAAATCTGACACACAATCCCTCCA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CTTTCTGTTTATGCAACTTTCAGTTCTCCAAAGATCTTGTATGAATAACACTATT</text:p>
      <text:p text:style-name="Preformatted_20_Text">Masked <text:s text:c="9"/>GAAGACTTTCTGTTTATGCAACTTTCAGTTCTCCAAAGATCTTGTATGAATAACAC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TGTACTGTGCAGGTTTCTATGCTTCTAAGCACAGGATACTCATATCTTTTGAAATA</text:p>
      <text:p text:style-name="Preformatted_20_Text">Masked <text:s text:c="9"/>CTGATGTACTGTGCAGGTTTCTATGCTTCTAAGCACAGGATACTCATATCTTTTGAAAT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CTTTAATTTTGAATTTGTGAATATCTTCGTGTATATATATACCAGGTGTTTACTTCCTAG</text:p>
      <text:p text:style-name="Preformatted_20_Text">Masked <text:s text:c="9"/>CTTTAATTTTGAATTTGTGAATATCTTCGTGTATATATATACCAGGTGTTTACTTCC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GAAAATAATCAGAAATCATGCTATGAACAAAAGGAGCTGAATGATCACTGTCTGAA</text:p>
      <text:p text:style-name="Preformatted_20_Text">Masked <text:s text:c="9"/>TTCCGAAAATAATCAGAAATCATGCTATGAACAAAAGGAGCTGAATGATCACTGTC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AAACCTGTCCTGAAAAATTTAAAAGATTATATAACCACAGCAAGGATACAATAAAG</text:p>
      <text:p text:style-name="Preformatted_20_Text">Masked <text:s text:c="9"/>TGCAAAACCTGTCCTGAAAAATTTAAAAGATTATATAACCACAGCAAGGATACAAT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TAGCTTTTCTAACCCTACAGGAAGATGTGCTACAATATCTCCACAGCCAATCAGCA</text:p>
      <text:p text:style-name="Preformatted_20_Text">Masked <text:s text:c="9"/>TGCTTAGCTTTTCTAACCCTACAGGAAGATGTGCTACAATATCTCCACAGCCAATC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CTACAAGCCTCAGACCAGGAAATTCTTTAAAGTACAGTATGTGTGAACATTTCAACT</text:p>
      <text:p text:style-name="Preformatted_20_Text">Masked <text:s text:c="9"/>GTACTACAAGCCTCAGACCAGGAAATTCTTTAAAGTACAGTATGTGTGAACATTTC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CTTTCTCATTGTTTCTTTTTCTTTGTTATTTCTCTAT</text:p>
      <text:p text:style-name="Preformatted_20_Text">Masked <text:s text:c="9"/>GACACTTTCTCATTGTTTCTTTTTCTTTGTTATTTCTCTAT</text:p>
      <text:p text:style-name="P2"><text:s text:c="16"/>*****************************************</text:p>
      <text:p text:style-name="Horizontal_20_Line"><text:bookmark text:name="clustalw.dnd"/></text:p>
      <text:p text:style-name="Preformatted_20_Text"><text:a xlink:type="simple" xlink:href="https://www.genome.jp/tools-bin/pushfile?220404200540ildYE+clustalw.dnd" text:style-name="Internet_20_link" text:visited-style-name="Visited_20_Internet_20_Link">clustalw.dnd</text:a></text:p>
      <text:p text:style-name="Preformatted_20_Text"/>
      <text:p text:style-name="P2">(Unmasked:0.072004,Masked:0.072004)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16:40:04.352684767</meta:creation-date>
    <dc:date>2022-04-08T12:03:33.610912281</dc:date>
    <meta:editing-duration>PT17H17M2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9" meta:paragraph-count="1696" meta:word-count="2805" meta:character-count="127533" meta:non-whitespace-character-count="103716"/>
  </office:meta>
</office:document-meta>
</file>